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505050" draw:fill="solid" draw:fill-color="#505050" draw:textarea-vertical-align="middle" style:protect="position size"/>
    </style:style>
    <style:style style:name="gr2" style:family="graphic" style:parent-style-name="standard">
      <style:graphic-properties svg:stroke-color="#505050" draw:fill="solid" draw:fill-color="#505050" draw:textarea-vertical-align="middle" style:protect="position size"/>
    </style:style>
    <style:style style:name="gr3" style:family="graphic" style:parent-style-name="standard">
      <style:graphic-properties svg:stroke-width="0.2cm" svg:stroke-color="#ffffff" draw:marker-start-width="0.5cm" draw:marker-end-width="0.5cm" draw:fill="solid" draw:textarea-vertical-align="middle" fo:padding-top="0.225cm" fo:padding-bottom="0.225cm" fo:padding-left="0.35cm" fo:padding-right="0.35cm" style:protect="position size"/>
    </style:style>
    <style:style style:name="gr4" style:family="graphic" style:parent-style-name="standard">
      <style:graphic-properties draw:marker-end="" draw:textarea-vertical-align="middle" style:protect="position size"/>
    </style:style>
    <style:style style:name="gr5" style:family="graphic" style:parent-style-name="standard">
      <style:graphic-properties svg:stroke-color="#ff3333" draw:fill="solid" draw:fill-color="#ff3333" draw:textarea-vertical-align="middle" style:protect="position size"/>
    </style:style>
    <style:style style:name="gr6" style:family="graphic" style:parent-style-name="standard">
      <style:graphic-properties draw:textarea-vertical-align="middle" style:protect="position siz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position size"/>
    </style:style>
    <style:style style:name="gr10" style:family="graphic" style:parent-style-name="standard">
      <style:graphic-properties svg:stroke-color="#505050" draw:fill="solid" draw:fill-color="#505050" draw:textarea-vertical-align="middle"/>
    </style:style>
    <style:style style:name="gr11" style:family="graphic" style:parent-style-name="standard">
      <style:graphic-properties svg:stroke-width="0.2cm" svg:stroke-color="#ffffff" draw:marker-start-width="0.5cm" draw:marker-end-width="0.5cm" draw:fill="solid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marker-end="" draw:textarea-vertical-align="middle"/>
    </style:style>
    <style:style style:name="gr13" style:family="graphic" style:parent-style-name="standard">
      <style:graphic-properties svg:stroke-color="#ff3333" draw:fill="solid" draw:fill-color="#ff3333" draw:textarea-vertical-align="middle"/>
    </style:style>
    <style:style style:name="gr14" style:family="graphic" style:parent-style-name="standard">
      <style:graphic-properties svg:stroke-color="#505050" draw:fill="solid" draw:fill-color="#505050" draw:textarea-vertical-align="middle"/>
    </style:style>
    <style:style style:name="gr15" style:family="graphic" style:parent-style-name="objectwithoutfill">
      <style:graphic-properties draw:stroke="solid" svg:stroke-width="0.212cm" svg:stroke-color="#ffffff" draw:marker-start-width="0.516cm" draw:marker-end-width="0.516cm" draw:fill="solid" draw:fill-color="#ffffff" draw:textarea-vertical-align="middle" fo:padding-top="0.229cm" fo:padding-bottom="0.229cm" fo:padding-left="0.354cm" fo:padding-right="0.354cm"/>
    </style:style>
    <style:style style:name="gr16" style:family="graphic" style:parent-style-name="standard">
      <style:graphic-properties svg:stroke-color="#ff3333" draw:fill="solid" draw:fill-color="#ff3333" draw:textarea-vertical-align="middle" style:protect="size"/>
    </style:style>
    <style:style style:name="gr17" style:family="graphic" style:parent-style-name="standard">
      <style:graphic-properties svg:stroke-color="#505050" draw:fill="solid" draw:fill-color="#505050" draw:textarea-vertical-align="middle" style:protect="size"/>
    </style:style>
    <style:style style:name="gr18" style:family="graphic" style:parent-style-name="standard">
      <style:graphic-properties svg:stroke-width="0.2cm" svg:stroke-color="#ffffff" draw:marker-start-width="0.5cm" draw:marker-end-width="0.5cm" draw:fill="solid" draw:textarea-vertical-align="middle" fo:padding-top="0.225cm" fo:padding-bottom="0.225cm" fo:padding-left="0.35cm" fo:padding-right="0.35cm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MS Reference Sans Serif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family="'MS Reference Sans Serif'" style:font-family-generic="swiss" style:font-pitch="variable"/>
    </style:style>
    <style:style style:name="P4" style:family="paragraph">
      <style:paragraph-properties fo:text-align="center"/>
      <style:text-properties fo:color="#ffffff" fo:font-family="'MS Reference Sans Serif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family="'MS Reference Sans Serif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'MS Reference Sans Serif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9.9cm" svg:height="19cm" svg:x="0.5cm" svg:y="0.5cm">
          <text:p/>
        </draw:rect>
        <draw:rect draw:style-name="gr2" draw:text-style-name="P2" xml:id="id1" draw:id="id1" draw:layer="layout" svg:width="4.8cm" svg:height="0.8cm" svg:x="8.4cm" svg:y="1.9cm" draw:corner-radius="0.2cm">
          <text:p text:style-name="P1"><text:span text:style-name="T1">ACTION GROUPS</text:span></text:p>
        </draw:rect>
        <draw:connector draw:style-name="gr3" draw:text-style-name="P3" xml:id="id2" draw:id="id2" draw:layer="layout" draw:line-skew="-0.699cm" svg:x1="10.905cm" svg:y1="19.03cm" svg:x2="8.4cm" svg:y2="2.3cm" draw:end-shape="id1" draw:end-glue-point="3" svg:d="M10905 19030h-3705v-16730h1200">
          <text:p/>
        </draw:connector>
        <draw:connector draw:style-name="gr3" draw:text-style-name="P3" draw:layer="layout" draw:line-skew="1.399cm" svg:x1="10.905cm" svg:y1="19.03cm" svg:x2="13.2cm" svg:y2="2.3cm" draw:start-shape="id2" draw:start-glue-point="2" draw:end-shape="id1" draw:end-glue-point="1" svg:d="M10905 19030h4195v-16730h-1900">
          <text:p/>
        </draw:connector>
        <draw:rect draw:style-name="gr2" draw:text-style-name="P2" xml:id="id3" draw:id="id3" draw:layer="layout" svg:width="4.3cm" svg:height="0.8cm" svg:x="18.25cm" svg:y="1.9cm" draw:corner-radius="0.2cm">
          <text:p text:style-name="P1"><text:span text:style-name="T1">NAVBALL MODE</text:span></text:p>
        </draw:rect>
        <draw:connector draw:style-name="gr3" draw:text-style-name="P3" xml:id="id4" draw:id="id4" draw:layer="layout" draw:line-skew="-1.599cm" svg:x1="20.223cm" svg:y1="6.527cm" svg:x2="18.25cm" svg:y2="2.3cm" draw:end-shape="id3" draw:end-glue-point="3" svg:d="M20223 6527h-4073v-4227h2100">
          <text:p/>
        </draw:connector>
        <draw:connector draw:style-name="gr3" draw:text-style-name="P3" draw:layer="layout" draw:line-skew="1.349cm" svg:x1="20.223cm" svg:y1="6.527cm" svg:x2="22.55cm" svg:y2="2.3cm" draw:start-shape="id4" draw:start-glue-point="2" draw:end-shape="id3" draw:end-glue-point="1" svg:d="M20223 6527h4177v-4227h-1850">
          <text:p/>
        </draw:connector>
        <draw:circle draw:style-name="gr4" draw:text-style-name="P3" draw:layer="layout" svg:width="1.2cm" svg:height="1.2cm" svg:x="17.3cm" svg:y="4.3cm">
          <text:p/>
        </draw:circle>
        <draw:rect draw:style-name="gr2" draw:text-style-name="P2" draw:layer="layout" svg:width="1.3cm" svg:height="0.8cm" svg:x="17.25cm" svg:y="3cm" draw:corner-radius="0.2cm">
          <text:p text:style-name="P1"><text:span text:style-name="T1">SURFACE</text:span></text:p>
        </draw:rect>
        <draw:circle draw:style-name="gr5" draw:text-style-name="P1" draw:layer="layout" svg:width="0.1cm" svg:height="0.1cm" svg:x="17.85cm" svg:y="4.85cm">
          <text:p/>
        </draw:circle>
        <draw:circle draw:style-name="gr5" draw:text-style-name="P1" draw:layer="layout" svg:width="0.1cm" svg:height="0.1cm" svg:x="1.2cm" svg:y="2.95cm">
          <text:p/>
        </draw:circle>
        <draw:circle draw:style-name="gr5" draw:text-style-name="P1" draw:layer="layout" svg:width="0.1cm" svg:height="0.1cm" svg:x="39.6cm" svg:y="2.95cm">
          <text:p/>
        </draw:circle>
        <draw:circle draw:style-name="gr6" draw:text-style-name="P3" draw:layer="layout" svg:width="0.6cm" svg:height="0.6cm" svg:x="17.6cm" svg:y="13.6cm">
          <text:p/>
        </draw:circle>
        <draw:rect draw:style-name="gr2" draw:text-style-name="P2" draw:layer="layout" svg:width="2.6cm" svg:height="0.8cm" svg:x="16.6cm" svg:y="11.9cm" draw:corner-radius="0.2cm">
          <text:p text:style-name="P1"><text:span text:style-name="T1">NWS</text:span></text:p>
        </draw:rect>
        <draw:circle draw:style-name="gr5" draw:text-style-name="P1" draw:layer="layout" svg:width="0.1cm" svg:height="0.1cm" svg:x="17.85cm" svg:y="13.85cm">
          <text:p/>
        </draw:circle>
        <draw:rect draw:style-name="gr2" draw:text-style-name="P4" draw:layer="layout" svg:width="1.15cm" svg:height="0.65cm" svg:x="17.3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7.35cm" svg:y="14.4cm" draw:corner-radius="0.2cm">
          <text:p text:style-name="P1"><text:span text:style-name="T2">OFF</text:span></text:p>
        </draw:rect>
        <draw:rect draw:style-name="gr2" draw:text-style-name="P2" draw:layer="layout" svg:width="4.8cm" svg:height="0.8cm" svg:x="18.1cm" svg:y="1.1cm" draw:corner-radius="0.2cm">
          <text:p text:style-name="P1"><text:span text:style-name="T1">SYSYEM CONTROL</text:span></text:p>
        </draw:rect>
        <draw:circle draw:style-name="gr6" draw:text-style-name="P3" draw:layer="layout" svg:width="0.7cm" svg:height="0.7cm" svg:x="13.65cm" svg:y="5.15cm">
          <text:p/>
        </draw:circle>
        <draw:circle draw:style-name="gr5" draw:text-style-name="P1" draw:layer="layout" svg:width="0.1cm" svg:height="0.1cm" svg:x="13.95cm" svg:y="5.45cm">
          <text:p/>
        </draw:circle>
        <draw:circle draw:style-name="gr6" draw:text-style-name="P3" draw:layer="layout" svg:width="0.7cm" svg:height="0.7cm" svg:x="13.65cm" svg:y="6.65cm">
          <text:p/>
        </draw:circle>
        <draw:circle draw:style-name="gr5" draw:text-style-name="P1" draw:layer="layout" svg:width="0.1cm" svg:height="0.1cm" svg:x="13.95cm" svg:y="6.95cm">
          <text:p/>
        </draw:circle>
        <draw:circle draw:style-name="gr6" draw:text-style-name="P3" draw:layer="layout" svg:width="0.7cm" svg:height="0.7cm" svg:x="13.65cm" svg:y="8.15cm">
          <text:p/>
        </draw:circle>
        <draw:circle draw:style-name="gr5" draw:text-style-name="P1" draw:layer="layout" svg:width="0.1cm" svg:height="0.1cm" svg:x="13.95cm" svg:y="8.45cm">
          <text:p/>
        </draw:circle>
        <draw:circle draw:style-name="gr6" draw:text-style-name="P3" draw:layer="layout" svg:width="0.7cm" svg:height="0.7cm" svg:x="13.65cm" svg:y="17.15cm">
          <text:p/>
        </draw:circle>
        <draw:circle draw:style-name="gr5" draw:text-style-name="P1" draw:layer="layout" svg:width="0.1cm" svg:height="0.1cm" svg:x="13.95cm" svg:y="17.45cm">
          <text:p/>
        </draw:circle>
        <draw:circle draw:style-name="gr6" draw:text-style-name="P3" draw:layer="layout" svg:width="0.7cm" svg:height="0.7cm" svg:x="13.65cm" svg:y="9.65cm">
          <text:p/>
        </draw:circle>
        <draw:circle draw:style-name="gr5" draw:text-style-name="P1" draw:layer="layout" svg:width="0.1cm" svg:height="0.1cm" svg:x="13.95cm" svg:y="9.95cm">
          <text:p/>
        </draw:circle>
        <draw:circle draw:style-name="gr6" draw:text-style-name="P3" draw:layer="layout" svg:width="0.7cm" svg:height="0.7cm" svg:x="13.65cm" svg:y="11.15cm">
          <text:p/>
        </draw:circle>
        <draw:circle draw:style-name="gr5" draw:text-style-name="P1" draw:layer="layout" svg:width="0.1cm" svg:height="0.1cm" svg:x="13.95cm" svg:y="11.45cm">
          <text:p/>
        </draw:circle>
        <draw:circle draw:style-name="gr6" draw:text-style-name="P3" draw:layer="layout" svg:width="0.7cm" svg:height="0.7cm" svg:x="13.65cm" svg:y="15.65cm">
          <text:p/>
        </draw:circle>
        <draw:circle draw:style-name="gr5" draw:text-style-name="P1" draw:layer="layout" svg:width="0.1cm" svg:height="0.1cm" svg:x="13.95cm" svg:y="15.95cm">
          <text:p/>
        </draw:circle>
        <draw:circle draw:style-name="gr6" draw:text-style-name="P3" draw:layer="layout" svg:width="0.7cm" svg:height="0.7cm" svg:x="13.65cm" svg:y="12.65cm">
          <text:p/>
        </draw:circle>
        <draw:circle draw:style-name="gr5" draw:text-style-name="P1" draw:layer="layout" svg:width="0.1cm" svg:height="0.1cm" svg:x="13.95cm" svg:y="12.95cm">
          <text:p/>
        </draw:circle>
        <draw:circle draw:style-name="gr6" draw:text-style-name="P3" draw:layer="layout" svg:width="0.7cm" svg:height="0.7cm" svg:x="13.65cm" svg:y="14.15cm">
          <text:p/>
        </draw:circle>
        <draw:circle draw:style-name="gr5" draw:text-style-name="P1" draw:layer="layout" svg:width="0.1cm" svg:height="0.1cm" svg:x="13.95cm" svg:y="14.45cm">
          <text:p/>
        </draw:circle>
        <draw:circle draw:style-name="gr6" draw:text-style-name="P3" draw:layer="layout" svg:width="0.7cm" svg:height="0.7cm" svg:x="13.65cm" svg:y="3.65cm">
          <text:p/>
        </draw:circle>
        <draw:circle draw:style-name="gr5" draw:text-style-name="P1" draw:layer="layout" svg:width="0.1cm" svg:height="0.1cm" svg:x="13.95cm" svg:y="3.95cm">
          <text:p/>
        </draw:circle>
        <draw:circle draw:style-name="gr4" draw:text-style-name="P3" draw:layer="layout" svg:width="1.2cm" svg:height="1.2cm" svg:x="19.8cm" svg:y="4.3cm">
          <text:p/>
        </draw:circle>
        <draw:rect draw:style-name="gr2" draw:text-style-name="P2" draw:layer="layout" svg:width="1.3cm" svg:height="0.8cm" svg:x="19.75cm" svg:y="3cm" draw:corner-radius="0.2cm">
          <text:p text:style-name="P1"><text:span text:style-name="T1">ORBIT</text:span></text:p>
        </draw:rect>
        <draw:circle draw:style-name="gr5" draw:text-style-name="P1" draw:layer="layout" svg:width="0.1cm" svg:height="0.1cm" svg:x="20.35cm" svg:y="4.85cm">
          <text:p/>
        </draw:circle>
        <draw:circle draw:style-name="gr4" draw:text-style-name="P3" draw:layer="layout" svg:width="1.2cm" svg:height="1.2cm" svg:x="22.3cm" svg:y="4.3cm">
          <text:p/>
        </draw:circle>
        <draw:rect draw:style-name="gr2" draw:text-style-name="P2" draw:layer="layout" svg:width="1.3cm" svg:height="0.8cm" svg:x="22.25cm" svg:y="3cm" draw:corner-radius="0.2cm">
          <text:p text:style-name="P1"><text:span text:style-name="T1">TARGET</text:span></text:p>
        </draw:rect>
        <draw:circle draw:style-name="gr5" draw:text-style-name="P1" draw:layer="layout" svg:width="0.1cm" svg:height="0.1cm" svg:x="22.85cm" svg:y="4.85cm">
          <text:p/>
        </draw:circle>
        <draw:rect draw:style-name="gr2" draw:text-style-name="P2" xml:id="id5" draw:id="id5" draw:layer="layout" svg:width="5.95cm" svg:height="0.8cm" svg:x="17.2cm" svg:y="6.95cm" draw:corner-radius="0.2cm">
          <text:p text:style-name="P1"><text:span text:style-name="T1">LANDING GUIDANCE</text:span></text:p>
        </draw:rect>
        <draw:connector draw:style-name="gr3" draw:text-style-name="P3" xml:id="id6" draw:id="id6" draw:layer="layout" draw:line-skew="-0.549cm" svg:x1="20.248cm" svg:y1="11.577cm" svg:x2="17.2cm" svg:y2="7.35cm" draw:end-shape="id5" draw:end-glue-point="3" svg:d="M20248 11577h-4098v-4227h1050">
          <text:p/>
        </draw:connector>
        <draw:circle draw:style-name="gr6" draw:text-style-name="P3" draw:layer="layout" svg:width="0.6cm" svg:height="0.6cm" svg:x="17.6cm" svg:y="9.6cm">
          <text:p/>
        </draw:circle>
        <draw:rect draw:style-name="gr2" draw:text-style-name="P2" draw:layer="layout" svg:width="2.6cm" svg:height="0.8cm" svg:x="16.6cm" svg:y="7.9cm" draw:corner-radius="0.2cm">
          <text:p text:style-name="P1"><text:span text:style-name="T1">POWER</text:span></text:p>
        </draw:rect>
        <draw:circle draw:style-name="gr5" draw:text-style-name="P1" draw:layer="layout" svg:width="0.1cm" svg:height="0.1cm" svg:x="17.85cm" svg:y="9.85cm">
          <text:p/>
        </draw:circle>
        <draw:rect draw:style-name="gr2" draw:text-style-name="P4" draw:layer="layout" svg:width="1.15cm" svg:height="0.65cm" svg:x="17.35cm" svg:y="8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7.35cm" svg:y="10.4cm" draw:corner-radius="0.2cm">
          <text:p text:style-name="P1"><text:span text:style-name="T2">OFF</text:span></text:p>
        </draw:rect>
        <draw:circle draw:style-name="gr6" draw:text-style-name="P3" draw:layer="layout" svg:width="0.6cm" svg:height="0.6cm" svg:x="22.6cm" svg:y="9.6cm">
          <text:p/>
        </draw:circle>
        <draw:rect draw:style-name="gr2" draw:text-style-name="P2" draw:layer="layout" svg:width="2.6cm" svg:height="0.8cm" svg:x="21.6cm" svg:y="7.9cm" draw:corner-radius="0.2cm">
          <text:p text:style-name="P1"><text:span text:style-name="T1">SLOPE</text:span></text:p>
        </draw:rect>
        <draw:circle draw:style-name="gr5" draw:text-style-name="P1" draw:layer="layout" svg:width="0.1cm" svg:height="0.1cm" svg:x="22.85cm" svg:y="9.85cm">
          <text:p/>
        </draw:circle>
        <draw:rect draw:style-name="gr2" draw:text-style-name="P4" draw:layer="layout" svg:width="1.15cm" svg:height="0.65cm" svg:x="22.35cm" svg:y="8.7cm" draw:corner-radius="0.2cm">
          <text:p text:style-name="P1"><text:span text:style-name="T2">5</text:span></text:p>
        </draw:rect>
        <draw:rect draw:style-name="gr2" draw:text-style-name="P4" draw:layer="layout" svg:width="1.15cm" svg:height="0.65cm" svg:x="22.35cm" svg:y="10.4cm" draw:corner-radius="0.2cm">
          <text:p text:style-name="P1"><text:span text:style-name="T2">20</text:span></text:p>
        </draw:rect>
        <draw:rect draw:style-name="gr2" draw:text-style-name="P4" draw:layer="layout" svg:width="1.15cm" svg:height="0.65cm" svg:x="23.25cm" svg:y="9.6cm" draw:corner-radius="0.2cm">
          <text:p text:style-name="P1"><text:span text:style-name="T2">10</text:span></text:p>
        </draw:rect>
        <draw:circle draw:style-name="gr6" draw:text-style-name="P3" draw:layer="layout" svg:width="0.6cm" svg:height="0.6cm" svg:x="20.1cm" svg:y="9.6cm">
          <text:p/>
        </draw:circle>
        <draw:rect draw:style-name="gr2" draw:text-style-name="P2" draw:layer="layout" svg:width="2.6cm" svg:height="0.8cm" svg:x="19.1cm" svg:y="7.9cm" draw:corner-radius="0.2cm">
          <text:p text:style-name="P1"><text:span text:style-name="T1">RUNWAY</text:span></text:p>
        </draw:rect>
        <draw:circle draw:style-name="gr5" draw:text-style-name="P1" draw:layer="layout" svg:width="0.1cm" svg:height="0.1cm" svg:x="20.35cm" svg:y="9.85cm">
          <text:p/>
        </draw:circle>
        <draw:rect draw:style-name="gr2" draw:text-style-name="P4" draw:layer="layout" svg:width="1.15cm" svg:height="0.65cm" svg:x="19.85cm" svg:y="8.7cm" draw:corner-radius="0.2cm">
          <text:p text:style-name="P1"><text:span text:style-name="T2">09</text:span></text:p>
        </draw:rect>
        <draw:rect draw:style-name="gr2" draw:text-style-name="P4" draw:layer="layout" svg:width="1.15cm" svg:height="0.65cm" svg:x="19.85cm" svg:y="10.4cm" draw:corner-radius="0.2cm">
          <text:p text:style-name="P1"><text:span text:style-name="T2">27</text:span></text:p>
        </draw:rect>
        <draw:connector draw:style-name="gr3" draw:text-style-name="P3" draw:layer="layout" draw:line-skew="0.749cm" svg:x1="20.248cm" svg:y1="11.577cm" svg:x2="23.15cm" svg:y2="7.35cm" draw:start-shape="id6" draw:start-glue-point="2" draw:end-shape="id5" draw:end-glue-point="1" svg:d="M20248 11577h4152v-4227h-1250">
          <text:p/>
        </draw:connector>
        <draw:circle draw:style-name="gr6" draw:text-style-name="P3" draw:layer="layout" svg:width="0.6cm" svg:height="0.6cm" svg:x="20.1cm" svg:y="13.6cm">
          <text:p/>
        </draw:circle>
        <draw:rect draw:style-name="gr2" draw:text-style-name="P2" draw:layer="layout" svg:width="2.6cm" svg:height="0.8cm" svg:x="19.1cm" svg:y="11.9cm" draw:corner-radius="0.2cm">
          <text:p text:style-name="P1"><text:span text:style-name="T1">RCS</text:span></text:p>
        </draw:rect>
        <draw:circle draw:style-name="gr5" draw:text-style-name="P1" draw:layer="layout" svg:width="0.1cm" svg:height="0.1cm" svg:x="20.35cm" svg:y="13.85cm">
          <text:p/>
        </draw:circle>
        <draw:rect draw:style-name="gr2" draw:text-style-name="P4" draw:layer="layout" svg:width="1.15cm" svg:height="0.65cm" svg:x="19.8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9.85cm" svg:y="14.4cm" draw:corner-radius="0.2cm">
          <text:p text:style-name="P1"><text:span text:style-name="T2">OFF</text:span></text:p>
        </draw:rect>
        <draw:circle draw:style-name="gr6" draw:text-style-name="P3" draw:layer="layout" svg:width="0.6cm" svg:height="0.6cm" svg:x="17.6cm" svg:y="17.6cm">
          <text:p/>
        </draw:circle>
        <draw:rect draw:style-name="gr2" draw:text-style-name="P2" draw:layer="layout" svg:width="2.6cm" svg:height="0.8cm" svg:x="16.6cm" svg:y="15.9cm" draw:corner-radius="0.2cm">
          <text:p text:style-name="P1"><text:span text:style-name="T1">GEAR</text:span></text:p>
        </draw:rect>
        <draw:circle draw:style-name="gr5" draw:text-style-name="P1" draw:layer="layout" svg:width="0.1cm" svg:height="0.1cm" svg:x="17.85cm" svg:y="17.85cm">
          <text:p/>
        </draw:circle>
        <draw:rect draw:style-name="gr2" draw:text-style-name="P4" draw:layer="layout" svg:width="1.15cm" svg:height="0.65cm" svg:x="17.35cm" svg:y="16.7cm" draw:corner-radius="0.2cm">
          <text:p text:style-name="P1"><text:span text:style-name="T2">UP</text:span></text:p>
        </draw:rect>
        <draw:rect draw:style-name="gr2" draw:text-style-name="P4" draw:layer="layout" svg:width="1.15cm" svg:height="0.65cm" svg:x="17.35cm" svg:y="18.4cm" draw:corner-radius="0.2cm">
          <text:p text:style-name="P1"><text:span text:style-name="T2">DOWN</text:span></text:p>
        </draw:rect>
        <draw:circle draw:style-name="gr6" draw:text-style-name="P3" draw:layer="layout" svg:width="0.6cm" svg:height="0.6cm" svg:x="22.6cm" svg:y="17.6cm">
          <text:p/>
        </draw:circle>
        <draw:rect draw:style-name="gr2" draw:text-style-name="P2" draw:layer="layout" svg:width="2.6cm" svg:height="1.5cm" svg:x="21.6cm" svg:y="15.2cm" draw:corner-radius="0.2cm">
          <text:p text:style-name="P1"><text:span text:style-name="T1">PARK </text:span></text:p>
          <text:p text:style-name="P1"><text:span text:style-name="T1">BRAKE</text:span></text:p>
        </draw:rect>
        <draw:circle draw:style-name="gr5" draw:text-style-name="P1" draw:layer="layout" svg:width="0.1cm" svg:height="0.1cm" svg:x="22.85cm" svg:y="17.85cm">
          <text:p/>
        </draw:circle>
        <draw:rect draw:style-name="gr2" draw:text-style-name="P4" draw:layer="layout" svg:width="1.15cm" svg:height="0.65cm" svg:x="22.35cm" svg:y="16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22.35cm" svg:y="18.4cm" draw:corner-radius="0.2cm">
          <text:p text:style-name="P1"><text:span text:style-name="T2">OFF</text:span></text:p>
        </draw:rect>
        <draw:circle draw:style-name="gr4" draw:text-style-name="P3" draw:layer="layout" svg:width="1.2cm" svg:height="1.2cm" svg:x="19.8cm" svg:y="17.3cm">
          <text:p/>
        </draw:circle>
        <draw:rect draw:style-name="gr2" draw:text-style-name="P2" draw:layer="layout" svg:width="1.3cm" svg:height="0.8cm" svg:x="19.75cm" svg:y="15.9cm" draw:corner-radius="0.2cm">
          <text:p text:style-name="P1"><text:span text:style-name="T1">BRAKES</text:span></text:p>
        </draw:rect>
        <draw:circle draw:style-name="gr5" draw:text-style-name="P1" draw:layer="layout" svg:width="0.1cm" svg:height="0.1cm" svg:x="20.35cm" svg:y="17.85cm">
          <text:p/>
        </draw:circle>
        <draw:rect draw:style-name="gr2" draw:text-style-name="P2" xml:id="id8" draw:id="id8" draw:layer="layout" svg:width="2cm" svg:height="0.8cm" svg:x="28.4cm" svg:y="1.95cm" draw:corner-radius="0.2cm">
          <text:p text:style-name="P1"><text:span text:style-name="T1">TRIM</text:span></text:p>
        </draw:rect>
        <draw:rect draw:style-name="gr6" draw:text-style-name="P3" draw:layer="layout" svg:width="3cm" svg:height="2.2cm" svg:x="30cm" svg:y="3.85cm">
          <text:p/>
        </draw:rect>
        <draw:rect draw:style-name="gr2" draw:text-style-name="P2" draw:layer="layout" svg:width="2cm" svg:height="0.8cm" svg:x="30.5cm" svg:y="2.85cm" draw:corner-radius="0.2cm">
          <text:p text:style-name="P1"><text:span text:style-name="T1">ROLL</text:span></text:p>
        </draw:rect>
        <draw:rect draw:style-name="gr6" draw:text-style-name="P3" draw:layer="layout" svg:width="3cm" svg:height="2.2cm" svg:x="30cm" svg:y="7.25cm">
          <text:p/>
        </draw:rect>
        <draw:rect draw:style-name="gr2" draw:text-style-name="P2" draw:layer="layout" svg:width="2cm" svg:height="0.8cm" svg:x="30.5cm" svg:y="6.25cm" draw:corner-radius="0.2cm">
          <text:p text:style-name="P1"><text:span text:style-name="T1">YAW</text:span></text:p>
        </draw:rect>
        <draw:rect draw:style-name="gr6" draw:text-style-name="P3" draw:layer="layout" svg:width="2.2cm" svg:height="3cm" svg:x="26.3cm" svg:y="6.45cm">
          <text:p/>
        </draw:rect>
        <draw:rect draw:style-name="gr2" draw:text-style-name="P2" draw:layer="layout" svg:width="2cm" svg:height="0.8cm" svg:x="26.4cm" svg:y="5.45cm" draw:corner-radius="0.2cm">
          <text:p text:style-name="P1"><text:span text:style-name="T1">PITCH</text:span></text:p>
        </draw:rect>
        <draw:circle draw:style-name="gr6" draw:text-style-name="P3" draw:layer="layout" svg:width="1.2cm" svg:height="1.2cm" svg:x="26.8cm" svg:y="3.95cm">
          <text:p/>
        </draw:circle>
        <draw:rect draw:style-name="gr2" draw:text-style-name="P2" draw:layer="layout" svg:width="2cm" svg:height="0.796cm" svg:x="26.4cm" svg:y="2.852cm" draw:corner-radius="0.2cm">
          <text:p text:style-name="P1"><text:span text:style-name="T1">RESET</text:span></text:p>
        </draw:rect>
        <draw:connector draw:style-name="gr3" draw:text-style-name="P3" draw:layer="layout" draw:line-skew="-2.449cm" svg:x1="29.188cm" svg:y1="9.974cm" svg:x2="28.4cm" svg:y2="2.35cm" draw:start-shape="id7" draw:start-glue-point="2" draw:end-shape="id8" draw:end-glue-point="3" svg:d="M29188 9974h-3738v-7624h2950">
          <text:p/>
        </draw:connector>
        <draw:connector draw:style-name="gr3" draw:text-style-name="P3" xml:id="id7" draw:id="id7" draw:layer="layout" draw:line-skew="2.849cm" svg:x1="29.188cm" svg:y1="9.974cm" svg:x2="30.4cm" svg:y2="2.35cm" draw:end-shape="id8" draw:end-glue-point="1" svg:d="M29188 9974h4562v-7624h-3350">
          <text:p/>
        </draw:connector>
        <draw:circle draw:style-name="gr5" draw:text-style-name="P1" draw:layer="layout" svg:width="0.1cm" svg:height="0.1cm" svg:x="27.35cm" svg:y="4.5cm">
          <text:p/>
        </draw:circle>
        <draw:rect draw:style-name="gr2" draw:text-style-name="P2" xml:id="id9" draw:id="id9" draw:layer="layout" svg:width="1.5cm" svg:height="0.8cm" svg:x="28.8cm" svg:y="10.95cm" draw:corner-radius="0.2cm">
          <text:p text:style-name="P1"><text:span text:style-name="T1">SAS</text:span></text:p>
        </draw:rect>
        <draw:connector draw:style-name="gr3" draw:text-style-name="P3" xml:id="id10" draw:id="id10" draw:layer="layout" draw:line-skew="-2.849cm" svg:x1="28.883cm" svg:y1="18.974cm" svg:x2="28.8cm" svg:y2="11.35cm" draw:end-shape="id9" draw:end-glue-point="3" svg:d="M28883 18974h-3433v-7624h3350">
          <text:p/>
        </draw:connector>
        <draw:connector draw:style-name="gr3" draw:text-style-name="P3" draw:layer="layout" draw:line-skew="2.949cm" svg:x1="28.883cm" svg:y1="18.974cm" svg:x2="30.3cm" svg:y2="11.35cm" draw:start-shape="id10" draw:start-glue-point="2" draw:end-shape="id9" draw:end-glue-point="1" svg:d="M28883 18974h4867v-7624h-3450">
          <text:p/>
        </draw:connector>
        <draw:circle draw:style-name="gr6" draw:text-style-name="P3" draw:layer="layout" svg:width="0.6cm" svg:height="0.6cm" svg:x="26.7cm" svg:y="13.55cm">
          <text:p/>
        </draw:circle>
        <draw:rect draw:style-name="gr2" draw:text-style-name="P2" draw:layer="layout" svg:width="2.6cm" svg:height="0.8cm" svg:x="25.7cm" svg:y="11.85cm" draw:corner-radius="0.2cm">
          <text:p text:style-name="P1"><text:span text:style-name="T1">POWER</text:span></text:p>
        </draw:rect>
        <draw:circle draw:style-name="gr4" draw:text-style-name="P3" draw:layer="layout" svg:width="1.2cm" svg:height="1.2cm" svg:x="26.4cm" svg:y="16.65cm">
          <text:p/>
        </draw:circle>
        <draw:rect draw:style-name="gr2" draw:text-style-name="P2" draw:layer="layout" svg:width="1.3cm" svg:height="0.8cm" svg:x="26.35cm" svg:y="15.35cm" draw:corner-radius="0.2cm">
          <text:p text:style-name="P1"><text:span text:style-name="T1">SET</text:span></text:p>
        </draw:rect>
        <draw:rect draw:style-name="gr2" draw:text-style-name="P2" draw:layer="layout" svg:width="1.3cm" svg:height="0.8cm" svg:x="32.05cm" svg:y="13.9cm" draw:corner-radius="0.2cm">
          <text:p text:style-name="P1"><text:span text:style-name="T2">STAB</text:span></text:p>
        </draw:rect>
        <draw:circle draw:style-name="gr6" draw:text-style-name="P3" draw:layer="layout" svg:width="0.9cm" svg:height="0.9cm" svg:x="30.35cm" svg:y="15.1cm">
          <text:p/>
        </draw:circle>
        <draw:rect draw:style-name="gr2" draw:text-style-name="P2" draw:layer="layout" svg:width="2cm" svg:height="0.796cm" svg:x="29.8cm" svg:y="11.85cm" draw:corner-radius="0.2cm">
          <text:p text:style-name="P1"><text:span text:style-name="T1">MODE</text:span></text:p>
        </draw:rect>
        <draw:rect draw:style-name="gr2" draw:text-style-name="P2" draw:layer="layout" svg:width="1.3cm" svg:height="0.8cm" svg:x="31.4cm" svg:y="16.9cm" draw:corner-radius="0.2cm">
          <text:p text:style-name="P1"><text:span text:style-name="T2">MAN</text:span></text:p>
        </draw:rect>
        <draw:rect draw:style-name="gr2" draw:text-style-name="P2" draw:layer="layout" svg:width="1.3cm" svg:height="0.8cm" svg:x="30.2cm" svg:y="17.4cm" draw:corner-radius="0.2cm">
          <text:p text:style-name="P1"><text:span text:style-name="T2">TGT-</text:span></text:p>
        </draw:rect>
        <draw:rect draw:style-name="gr2" draw:text-style-name="P2" draw:layer="layout" svg:width="1.3cm" svg:height="0.8cm" svg:x="29.1cm" svg:y="16.9cm" draw:corner-radius="0.2cm">
          <text:p text:style-name="P1"><text:span text:style-name="T2">TGT+</text:span></text:p>
        </draw:rect>
        <draw:rect draw:style-name="gr2" draw:text-style-name="P2" draw:layer="layout" svg:width="1.3cm" svg:height="0.8cm" svg:x="28.3cm" svg:y="16.15cm" draw:corner-radius="0.2cm">
          <text:p text:style-name="P1"><text:span text:style-name="T2">RAD</text:span><text:span text:style-name="T1">-</text:span></text:p>
        </draw:rect>
        <draw:rect draw:style-name="gr2" draw:text-style-name="P2" draw:layer="layout" svg:width="1.2cm" svg:height="0.8cm" svg:x="28.05cm" svg:y="15.15cm" draw:corner-radius="0.2cm">
          <text:p text:style-name="P1"><text:span text:style-name="T2">RAD+</text:span></text:p>
        </draw:rect>
        <draw:rect draw:style-name="gr2" draw:text-style-name="P2" draw:layer="layout" svg:width="1.3cm" svg:height="0.8cm" svg:x="28.25cm" svg:y="14.2cm" draw:corner-radius="0.2cm">
          <text:p text:style-name="P1"><text:span text:style-name="T2">NRM</text:span><text:span text:style-name="T1">-</text:span></text:p>
        </draw:rect>
        <draw:rect draw:style-name="gr2" draw:text-style-name="P4" draw:layer="layout" svg:width="1.3cm" svg:height="0.8cm" svg:x="29.05cm" svg:y="13.3cm" draw:corner-radius="0.2cm">
          <text:p text:style-name="P1"><text:span text:style-name="T2">NRM+</text:span></text:p>
        </draw:rect>
        <draw:rect draw:style-name="gr2" draw:text-style-name="P4" draw:layer="layout" svg:width="1.15cm" svg:height="0.65cm" svg:x="30.25cm" svg:y="13.05cm" draw:corner-radius="0.2cm">
          <text:p text:style-name="P1"><text:span text:style-name="T2">RET</text:span></text:p>
        </draw:rect>
        <draw:rect draw:style-name="gr2" draw:text-style-name="P4" draw:layer="layout" svg:width="1.3cm" svg:height="0.8cm" svg:x="31.2cm" svg:y="13.25cm" draw:corner-radius="0.2cm">
          <text:p text:style-name="P1"><text:span text:style-name="T2">PRO</text:span></text:p>
        </draw:rect>
        <draw:circle draw:style-name="gr5" draw:text-style-name="P1" draw:layer="layout" svg:width="0.1cm" svg:height="0.1cm" svg:x="30.75cm" svg:y="15.502cm">
          <text:p/>
        </draw:circle>
        <draw:circle draw:style-name="gr5" draw:text-style-name="P1" draw:layer="layout" svg:width="0.1cm" svg:height="0.1cm" svg:x="26.95cm" svg:y="17.2cm">
          <text:p/>
        </draw:circle>
        <draw:circle draw:style-name="gr5" draw:text-style-name="P1" draw:layer="layout" svg:width="0.1cm" svg:height="0.1cm" svg:x="26.95cm" svg:y="13.8cm">
          <text:p/>
        </draw:circle>
        <draw:rect draw:style-name="gr2" draw:text-style-name="P4" draw:layer="layout" svg:width="1.15cm" svg:height="0.65cm" svg:x="26.45cm" svg:y="12.65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26.45cm" svg:y="14.35cm" draw:corner-radius="0.2cm">
          <text:p text:style-name="P1"><text:span text:style-name="T2">OFF</text:span></text:p>
        </draw:rect>
        <draw:rect draw:style-name="gr6" draw:text-style-name="P1" draw:layer="layout" svg:width="4cm" svg:height="16.6cm" svg:x="34.9cm" svg:y="2.2cm">
          <text:p/>
        </draw:rect>
        <draw:rect draw:style-name="gr6" draw:text-style-name="P1" draw:layer="layout" svg:width="4cm" svg:height="16.6cm" svg:x="2cm" svg:y="2.2cm">
          <text:p/>
        </draw:rect>
        <draw:circle draw:style-name="gr6" draw:text-style-name="P3" draw:layer="layout" svg:width="0.6cm" svg:height="0.6cm" svg:x="22.6cm" svg:y="13.6cm">
          <text:p/>
        </draw:circle>
        <draw:rect draw:style-name="gr2" draw:text-style-name="P2" draw:layer="layout" svg:width="2.6cm" svg:height="0.8cm" svg:x="21.6cm" svg:y="11.9cm" draw:corner-radius="0.2cm">
          <text:p text:style-name="P1"><text:span text:style-name="T1">LIGHTS</text:span></text:p>
        </draw:rect>
        <draw:circle draw:style-name="gr5" draw:text-style-name="P1" draw:layer="layout" svg:width="0.1cm" svg:height="0.1cm" svg:x="22.85cm" svg:y="13.85cm">
          <text:p/>
        </draw:circle>
        <draw:rect draw:style-name="gr2" draw:text-style-name="P4" draw:layer="layout" svg:width="1.15cm" svg:height="0.65cm" svg:x="22.3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22.35cm" svg:y="14.4cm" draw:corner-radius="0.2cm">
          <text:p text:style-name="P1"><text:span text:style-name="T2">OFF</text:span></text:p>
        </draw:rect>
        <draw:circle draw:style-name="gr5" draw:text-style-name="P1" draw:layer="layout" svg:width="0.1cm" svg:height="0.1cm" svg:x="39.6cm" svg:y="7.95cm">
          <text:p/>
        </draw:circle>
        <draw:circle draw:style-name="gr5" draw:text-style-name="P1" draw:layer="layout" svg:width="0.1cm" svg:height="0.1cm" svg:x="39.6cm" svg:y="12.95cm">
          <text:p/>
        </draw:circle>
        <draw:circle draw:style-name="gr5" draw:text-style-name="P1" draw:layer="layout" svg:width="0.1cm" svg:height="0.1cm" svg:x="39.6cm" svg:y="17.95cm">
          <text:p/>
        </draw:circle>
        <draw:circle draw:style-name="gr5" draw:text-style-name="P1" draw:layer="layout" svg:width="0.1cm" svg:height="0.1cm" svg:x="1.2cm" svg:y="7.95cm">
          <text:p/>
        </draw:circle>
        <draw:circle draw:style-name="gr5" draw:text-style-name="P1" draw:layer="layout" svg:width="0.1cm" svg:height="0.1cm" svg:x="1.2cm" svg:y="12.95cm">
          <text:p/>
        </draw:circle>
        <draw:circle draw:style-name="gr5" draw:text-style-name="P1" draw:layer="layout" svg:width="0.1cm" svg:height="0.1cm" svg:x="1.2cm" svg:y="17.95cm">
          <text:p/>
        </draw:circle>
        <draw:g>
          <draw:circle draw:style-name="gr7" draw:text-style-name="P3" draw:layer="layout" svg:width="2.2cm" svg:height="2.2cm" svg:x="29.7cm" svg:y="14.45cm">
            <text:p/>
          </draw:circle>
          <draw:line draw:style-name="gr8" draw:text-style-name="P1" draw:layer="layout" svg:x1="30.8cm" svg:y1="16.65cm" svg:x2="30.8cm" svg:y2="14.45cm">
            <text:p/>
          </draw:line>
          <draw:line draw:style-name="gr8" draw:text-style-name="P1" draw:layer="layout" svg:x1="31.35cm" svg:y1="16.502cm" svg:x2="30.25cm" svg:y2="14.597cm">
            <text:p/>
          </draw:line>
          <draw:line draw:style-name="gr8" draw:text-style-name="P1" draw:layer="layout" svg:x1="31.752cm" svg:y1="16.1cm" svg:x2="29.847cm" svg:y2="15cm">
            <text:p/>
          </draw:line>
          <draw:line draw:style-name="gr8" draw:text-style-name="P1" draw:layer="layout" svg:x1="31.9cm" svg:y1="15.55cm" svg:x2="29.7cm" svg:y2="15.55cm">
            <text:p/>
          </draw:line>
          <draw:line draw:style-name="gr8" draw:text-style-name="P1" draw:layer="layout" svg:x1="31.752cm" svg:y1="15cm" svg:x2="29.847cm" svg:y2="16.1cm">
            <text:p/>
          </draw:line>
          <draw:line draw:style-name="gr8" draw:text-style-name="P1" draw:layer="layout" svg:x1="31.35cm" svg:y1="14.597cm" svg:x2="30.25cm" svg:y2="16.502cm">
            <text:p/>
          </draw:line>
        </draw:g>
      </draw:page>
      <draw:page draw:name="page2" draw:style-name="dp1" draw:master-page-name="Default">
        <draw:rect draw:style-name="gr1" draw:text-style-name="P1" draw:layer="layout" svg:width="39.9cm" svg:height="10.6cm" svg:x="0.5cm" svg:y="0.5cm">
          <text:p/>
        </draw:rect>
        <draw:circle draw:style-name="gr5" draw:text-style-name="P1" draw:layer="layout" svg:width="0.1cm" svg:height="0.1cm" svg:x="1.2cm" svg:y="3.95cm">
          <text:p/>
        </draw:circle>
        <draw:circle draw:style-name="gr5" draw:text-style-name="P1" draw:layer="layout" svg:width="0.1cm" svg:height="0.1cm" svg:x="39.65cm" svg:y="3.95cm">
          <text:p/>
        </draw:circle>
        <draw:circle draw:style-name="gr5" draw:text-style-name="P1" draw:layer="layout" svg:width="0.1cm" svg:height="0.1cm" svg:x="1.2cm" svg:y="8.95cm">
          <text:p/>
        </draw:circle>
        <draw:rect draw:style-name="gr2" draw:text-style-name="P2" draw:layer="layout" svg:width="7.6cm" svg:height="0.8cm" svg:x="16.75cm" svg:y="0.8cm" draw:corner-radius="0.2cm">
          <text:p text:style-name="P1"><text:span text:style-name="T1">PRIMARY FLIGHT CONTROL</text:span></text:p>
        </draw:rect>
        <draw:g draw:style-name="gr9">
          <draw:rect draw:style-name="gr10" draw:text-style-name="P2" xml:id="id11" draw:id="id11" draw:layer="layout" svg:width="2.95cm" svg:height="0.8cm" svg:x="27.775cm" svg:y="1.9cm" draw:corner-radius="0.2cm">
            <text:p text:style-name="P1"><text:span text:style-name="T1">STAGING</text:span></text:p>
          </draw:rect>
          <draw:connector draw:style-name="gr11" draw:text-style-name="P3" xml:id="id12" draw:id="id12" draw:layer="layout" draw:line-skew="-1.224cm" svg:x1="29.482cm" svg:y1="9.227cm" svg:x2="27.775cm" svg:y2="2.3cm" draw:end-shape="id11" draw:end-glue-point="3" svg:d="M29482 9227h-3432v-6927h1725">
            <text:p/>
          </draw:connector>
          <draw:connector draw:style-name="gr11" draw:text-style-name="P3" draw:layer="layout" draw:line-skew="1.874cm" svg:x1="29.482cm" svg:y1="9.227cm" svg:x2="30.725cm" svg:y2="2.3cm" draw:start-shape="id12" draw:start-glue-point="2" draw:end-shape="id11" draw:end-glue-point="1" svg:d="M29482 9227h3618v-6927h-2375">
            <text:p/>
          </draw:connector>
          <draw:circle draw:style-name="gr12" draw:text-style-name="P3" draw:layer="layout" svg:width="1.2cm" svg:height="1.2cm" svg:x="26.95cm" svg:y="6.498cm">
            <text:p/>
          </draw:circle>
          <draw:rect draw:style-name="gr10" draw:text-style-name="P2" draw:layer="layout" svg:width="1.3cm" svg:height="0.8cm" svg:x="26.9cm" svg:y="3.098cm" draw:corner-radius="0.2cm">
            <text:p text:style-name="P1"><text:span text:style-name="T1">ARM</text:span></text:p>
          </draw:rect>
          <draw:circle draw:style-name="gr13" draw:text-style-name="P1" draw:layer="layout" svg:width="0.1cm" svg:height="0.1cm" svg:x="27.5cm" svg:y="7.048cm">
            <text:p/>
          </draw:circle>
          <draw:circle draw:style-name="gr12" draw:text-style-name="P3" draw:layer="layout" svg:width="2.2cm" svg:height="2.2cm" svg:x="29.85cm" svg:y="5.998cm">
            <text:p/>
          </draw:circle>
          <draw:rect draw:style-name="gr10" draw:text-style-name="P2" draw:layer="layout" svg:width="1.3cm" svg:height="0.8cm" svg:x="30.3cm" svg:y="3.098cm" draw:corner-radius="0.2cm">
            <text:p text:style-name="P1"><text:span text:style-name="T1">STAGE</text:span></text:p>
          </draw:rect>
          <draw:circle draw:style-name="gr13" draw:text-style-name="P1" draw:layer="layout" svg:width="0.1cm" svg:height="0.1cm" svg:x="30.9cm" svg:y="7.048cm">
            <text:p/>
          </draw:circle>
        </draw:g>
        <draw:rect draw:style-name="gr2" draw:text-style-name="P2" xml:id="id13" draw:id="id13" draw:layer="layout" svg:width="5.5cm" svg:height="0.8cm" svg:x="9.45cm" svg:y="1.9cm" draw:corner-radius="0.2cm">
          <text:p text:style-name="P1"><text:span text:style-name="T1">FLIGHT CONTROLS</text:span></text:p>
        </draw:rect>
        <draw:connector draw:style-name="gr3" draw:text-style-name="P3" draw:layer="layout" draw:line-skew="0.749cm" svg:x1="11.485cm" svg:y1="9.202cm" svg:x2="14.95cm" svg:y2="2.3cm" draw:end-shape="id13" draw:end-glue-point="1" svg:d="M11485 9202h4715v-6902h-1250">
          <text:p/>
        </draw:connector>
        <draw:circle draw:style-name="gr6" draw:text-style-name="P3" draw:layer="layout" svg:width="0.6cm" svg:height="0.6cm" svg:x="9.65cm" svg:y="6.1cm">
          <text:p/>
        </draw:circle>
        <draw:rect draw:style-name="gr2" draw:text-style-name="P2" draw:layer="layout" svg:width="2.6cm" svg:height="0.8cm" svg:x="8.65cm" svg:y="3cm" draw:corner-radius="0.2cm">
          <text:p text:style-name="P1"><text:span text:style-name="T1">POWER</text:span></text:p>
        </draw:rect>
        <draw:circle draw:style-name="gr6" draw:text-style-name="P3" draw:layer="layout" svg:width="0.9cm" svg:height="0.9cm" svg:x="14.1cm" svg:y="6.05cm">
          <text:p/>
        </draw:circle>
        <draw:rect draw:style-name="gr2" draw:text-style-name="P2" draw:layer="layout" svg:width="2cm" svg:height="0.796cm" svg:x="12.25cm" svg:y="3cm" draw:corner-radius="0.2cm">
          <text:p text:style-name="P1"><text:span text:style-name="T1">MODE</text:span></text:p>
        </draw:rect>
        <draw:rect draw:style-name="gr2" draw:text-style-name="P2" draw:layer="layout" svg:width="1.3cm" svg:height="0.8cm" svg:x="12.85cm" svg:y="7.85cm" draw:corner-radius="0.2cm">
          <text:p text:style-name="P1"><text:span text:style-name="T2">OFF</text:span></text:p>
        </draw:rect>
        <draw:rect draw:style-name="gr2" draw:text-style-name="P2" draw:layer="layout" svg:width="1.3cm" svg:height="0.8cm" svg:x="11.85cm" svg:y="7.2cm" draw:corner-radius="0.2cm">
          <text:p text:style-name="P1"><text:span text:style-name="T2">ORBIT</text:span></text:p>
        </draw:rect>
        <draw:rect draw:style-name="gr2" draw:text-style-name="P2" draw:layer="layout" svg:width="1.2cm" svg:height="0.8cm" svg:x="11.6cm" svg:y="6.1cm" draw:corner-radius="0.2cm">
          <text:p text:style-name="P1"><text:span text:style-name="T2">ATMOS</text:span></text:p>
        </draw:rect>
        <draw:rect draw:style-name="gr2" draw:text-style-name="P4" draw:layer="layout" svg:width="1.3cm" svg:height="0.8cm" svg:x="11.8cm" svg:y="5.05cm" draw:corner-radius="0.2cm">
          <text:p text:style-name="P1"><text:span text:style-name="T2">ROVER</text:span></text:p>
        </draw:rect>
        <draw:rect draw:style-name="gr2" draw:text-style-name="P4" draw:layer="layout" svg:width="1.3cm" svg:height="0.8cm" svg:x="12.8cm" svg:y="4.25cm" draw:corner-radius="0.2cm">
          <text:p text:style-name="P1"><text:span text:style-name="T2">EVA</text:span></text:p>
        </draw:rect>
        <draw:circle draw:style-name="gr5" draw:text-style-name="P1" draw:layer="layout" svg:width="0.1cm" svg:height="0.1cm" svg:x="14.5cm" svg:y="6.452cm">
          <text:p/>
        </draw:circle>
        <draw:circle draw:style-name="gr5" draw:text-style-name="P1" draw:layer="layout" svg:width="0.1cm" svg:height="0.1cm" svg:x="9.9cm" svg:y="6.377cm">
          <text:p/>
        </draw:circle>
        <draw:rect draw:style-name="gr2" draw:text-style-name="P4" draw:layer="layout" svg:width="1.15cm" svg:height="0.65cm" svg:x="9.4cm" svg:y="5.2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9.4cm" svg:y="6.9cm" draw:corner-radius="0.2cm">
          <text:p text:style-name="P1"><text:span text:style-name="T2">OFF</text:span></text:p>
        </draw:rect>
        <draw:rect draw:style-name="gr6" draw:text-style-name="P1" draw:layer="layout" svg:width="0.9cm" svg:height="7.5cm" svg:x="18.3cm" svg:y="2.248cm">
          <text:p/>
        </draw:rect>
        <draw:connector draw:style-name="gr3" draw:text-style-name="P3" draw:layer="layout" draw:line-skew="-0.649cm" svg:x1="11.486cm" svg:y1="9.202cm" svg:x2="9.45cm" svg:y2="2.3cm" draw:end-shape="id13" draw:end-glue-point="3" svg:d="M11486 9202h-3186v-6902h1150">
          <text:p/>
        </draw:connector>
        <draw:rect draw:style-name="gr2" draw:text-style-name="P2" draw:layer="layout" svg:width="1.85cm" svg:height="0.85cm" svg:x="20.75cm" svg:y="1.9cm" draw:corner-radius="0.2cm">
          <text:p text:style-name="P1"><text:span text:style-name="T1">THROTTLE</text:span></text:p>
        </draw:rect>
        <draw:circle draw:style-name="gr5" draw:text-style-name="P1" draw:layer="layout" svg:width="0.1cm" svg:height="0.1cm" svg:x="39.65cm" svg:y="8.95cm">
          <text:p/>
        </draw:circle>
        <draw:circle draw:style-name="gr6" draw:text-style-name="P3" draw:layer="layout" svg:width="0.9cm" svg:height="0.9cm" svg:x="23.122cm" svg:y="6.048cm">
          <text:p/>
        </draw:circle>
        <draw:rect draw:style-name="gr2" draw:text-style-name="P2" draw:layer="layout" svg:width="1.3cm" svg:height="0.8cm" svg:x="21.872cm" svg:y="7.848cm" draw:corner-radius="0.2cm">
          <text:p text:style-name="P1"><text:span text:style-name="T2">OFF</text:span></text:p>
        </draw:rect>
        <draw:rect draw:style-name="gr2" draw:text-style-name="P2" draw:layer="layout" svg:width="1.3cm" svg:height="0.8cm" svg:x="20.872cm" svg:y="7.198cm" draw:corner-radius="0.2cm">
          <text:p text:style-name="P1"><text:span text:style-name="T2">25%</text:span></text:p>
        </draw:rect>
        <draw:rect draw:style-name="gr2" draw:text-style-name="P2" draw:layer="layout" svg:width="1.2cm" svg:height="0.8cm" svg:x="20.622cm" svg:y="6.098cm" draw:corner-radius="0.2cm">
          <text:p text:style-name="P1"><text:span text:style-name="T2">50%</text:span></text:p>
        </draw:rect>
        <draw:rect draw:style-name="gr2" draw:text-style-name="P4" draw:layer="layout" svg:width="1.3cm" svg:height="0.8cm" svg:x="20.822cm" svg:y="5.048cm" draw:corner-radius="0.2cm">
          <text:p text:style-name="P1"><text:span text:style-name="T2">75%</text:span></text:p>
        </draw:rect>
        <draw:rect draw:style-name="gr2" draw:text-style-name="P4" draw:layer="layout" svg:width="1.3cm" svg:height="0.8cm" svg:x="21.822cm" svg:y="4.248cm" draw:corner-radius="0.2cm">
          <text:p text:style-name="P1"><text:span text:style-name="T2">100%</text:span></text:p>
        </draw:rect>
        <draw:circle draw:style-name="gr5" draw:text-style-name="P1" draw:layer="layout" svg:width="0.1cm" svg:height="0.1cm" svg:x="23.522cm" svg:y="6.45cm">
          <text:p/>
        </draw:circle>
        <draw:rect draw:style-name="gr2" draw:text-style-name="P2" draw:layer="layout" svg:width="2cm" svg:height="0.796cm" svg:x="35.5cm" svg:y="1.9cm" draw:corner-radius="0.2cm">
          <text:p text:style-name="P1"><text:span text:style-name="T1">TRANSLATION</text:span></text:p>
        </draw:rect>
        <draw:rect draw:style-name="gr2" draw:text-style-name="P2" draw:layer="layout" svg:width="2cm" svg:height="0.796cm" svg:x="3.6cm" svg:y="2cm" draw:corner-radius="0.2cm">
          <text:p text:style-name="P1"><text:span text:style-name="T1">ROTATION</text:span></text:p>
        </draw:rect>
        <draw:circle draw:style-name="gr6" draw:text-style-name="P1" draw:layer="layout" svg:width="3.7cm" svg:height="3.7cm" svg:x="2.7cm" svg:y="4.65cm">
          <text:p/>
        </draw:circle>
        <draw:circle draw:style-name="gr6" draw:text-style-name="P1" draw:layer="layout" svg:width="3.7cm" svg:height="3.7cm" svg:x="34.6cm" svg:y="4.65cm">
          <text:p/>
        </draw:circle>
        <draw:g>
          <draw:circle draw:style-name="gr7" draw:text-style-name="P3" draw:layer="layout" svg:width="2.2cm" svg:height="2.2cm" svg:x="13.45cm" svg:y="5.4cm">
            <text:p/>
          </draw:circle>
          <draw:line draw:style-name="gr8" draw:text-style-name="P1" draw:layer="layout" svg:x1="14.55cm" svg:y1="7.6cm" svg:x2="14.55cm" svg:y2="5.4cm">
            <text:p/>
          </draw:line>
          <draw:line draw:style-name="gr8" draw:text-style-name="P1" draw:layer="layout" svg:x1="15.1cm" svg:y1="7.452cm" svg:x2="14cm" svg:y2="5.547cm">
            <text:p/>
          </draw:line>
          <draw:line draw:style-name="gr8" draw:text-style-name="P1" draw:layer="layout" svg:x1="15.502cm" svg:y1="7.05cm" svg:x2="13.597cm" svg:y2="5.95cm">
            <text:p/>
          </draw:line>
          <draw:line draw:style-name="gr8" draw:text-style-name="P1" draw:layer="layout" svg:x1="15.65cm" svg:y1="6.5cm" svg:x2="13.45cm" svg:y2="6.5cm">
            <text:p/>
          </draw:line>
          <draw:line draw:style-name="gr8" draw:text-style-name="P1" draw:layer="layout" svg:x1="15.502cm" svg:y1="5.95cm" svg:x2="13.597cm" svg:y2="7.05cm">
            <text:p/>
          </draw:line>
          <draw:line draw:style-name="gr8" draw:text-style-name="P1" draw:layer="layout" svg:x1="15.1cm" svg:y1="5.547cm" svg:x2="14cm" svg:y2="7.452cm">
            <text:p/>
          </draw:line>
        </draw:g>
        <draw:g>
          <draw:circle draw:style-name="gr7" draw:text-style-name="P3" draw:layer="layout" svg:width="2.2cm" svg:height="2.2cm" svg:x="22.45cm" svg:y="5.4cm">
            <text:p/>
          </draw:circle>
          <draw:line draw:style-name="gr8" draw:text-style-name="P1" draw:layer="layout" svg:x1="23.55cm" svg:y1="7.6cm" svg:x2="23.55cm" svg:y2="5.4cm">
            <text:p/>
          </draw:line>
          <draw:line draw:style-name="gr8" draw:text-style-name="P1" draw:layer="layout" svg:x1="24.1cm" svg:y1="7.452cm" svg:x2="23cm" svg:y2="5.547cm">
            <text:p/>
          </draw:line>
          <draw:line draw:style-name="gr8" draw:text-style-name="P1" draw:layer="layout" svg:x1="24.502cm" svg:y1="7.05cm" svg:x2="22.597cm" svg:y2="5.95cm">
            <text:p/>
          </draw:line>
          <draw:line draw:style-name="gr8" draw:text-style-name="P1" draw:layer="layout" svg:x1="24.65cm" svg:y1="6.5cm" svg:x2="22.45cm" svg:y2="6.5cm">
            <text:p/>
          </draw:line>
          <draw:line draw:style-name="gr8" draw:text-style-name="P1" draw:layer="layout" svg:x1="24.502cm" svg:y1="5.95cm" svg:x2="22.597cm" svg:y2="7.05cm">
            <text:p/>
          </draw:line>
          <draw:line draw:style-name="gr8" draw:text-style-name="P1" draw:layer="layout" svg:x1="24.1cm" svg:y1="5.547cm" svg:x2="23cm" svg:y2="7.452cm">
            <text:p/>
          </draw:line>
        </draw:g>
      </draw:page>
      <draw:page draw:name="page3" draw:style-name="dp1" draw:master-page-name="Default">
        <draw:rect draw:style-name="gr14" draw:text-style-name="P1" draw:layer="layout" svg:width="20cm" svg:height="29cm" svg:x="0.5cm" svg:y="0.35cm">
          <text:p/>
        </draw:rect>
        <draw:rect draw:style-name="gr10" draw:text-style-name="P2" draw:layer="layout" svg:width="2cm" svg:height="0.8cm" svg:x="15.75cm" svg:y="25.075cm" draw:corner-radius="0.2cm">
          <text:p text:style-name="P1"><text:span text:style-name="T1">YAW</text:span></text:p>
        </draw:rect>
        <draw:rect draw:style-name="gr10" draw:text-style-name="P2" draw:layer="layout" svg:width="2cm" svg:height="0.8cm" svg:x="11.65cm" svg:y="24.275cm" draw:corner-radius="0.2cm">
          <text:p text:style-name="P1"><text:span text:style-name="T1">PITCH</text:span></text:p>
        </draw:rect>
        <draw:connector draw:style-name="gr11" draw:text-style-name="P3" draw:layer="layout" draw:line-skew="-2.249cm" svg:x1="14.438cm" svg:y1="28.999cm" svg:x2="13.55cm" svg:y2="20.55cm" draw:start-shape="id14" draw:start-glue-point="2" draw:end-shape="id15" svg:d="M14438 28999h-3638v-8449h2750">
          <text:p/>
        </draw:connector>
        <draw:connector draw:style-name="gr11" draw:text-style-name="P3" xml:id="id14" draw:id="id14" draw:layer="layout" draw:line-skew="2.349cm" svg:x1="14.438cm" svg:y1="28.999cm" svg:x2="16.35cm" svg:y2="20.55cm" draw:end-shape="id15" draw:end-glue-point="1" svg:d="M14438 28999h4762v-8449h-2850">
          <text:p/>
        </draw:connector>
        <draw:rect draw:style-name="gr10" draw:text-style-name="P2" draw:layer="layout" svg:width="2cm" svg:height="0.796cm" svg:x="11.65cm" svg:y="20.926cm" draw:corner-radius="0.2cm">
          <text:p text:style-name="P1"><text:span text:style-name="T1">RESET</text:span></text:p>
        </draw:rect>
        <draw:circle draw:style-name="gr13" draw:text-style-name="P1" draw:layer="layout" svg:width="0.1cm" svg:height="0.1cm" svg:x="12.6cm" svg:y="22.974cm">
          <text:p/>
        </draw:circle>
        <draw:rect draw:style-name="gr10" draw:text-style-name="P2" draw:layer="layout" svg:width="2cm" svg:height="0.796cm" svg:x="6.85cm" svg:y="22.475cm" draw:corner-radius="0.2cm">
          <text:p text:style-name="P1"><text:span text:style-name="T1">CAMERA</text:span></text:p>
        </draw:rect>
        <draw:rect draw:style-name="gr10" draw:text-style-name="P2" draw:layer="layout" svg:width="4.55cm" svg:height="0.8cm" svg:x="8.225cm" svg:y="1.1cm" draw:corner-radius="0.2cm">
          <text:p text:style-name="P1"><text:span text:style-name="T1">PANEL CONTROL</text:span></text:p>
        </draw:rect>
        <draw:rect draw:style-name="gr10" draw:text-style-name="P2" draw:layer="layout" svg:width="4.55cm" svg:height="0.8cm" svg:x="8.225cm" svg:y="7.8cm" draw:corner-radius="0.2cm">
          <text:p text:style-name="P1"><text:span text:style-name="T1">GAME CONTROL</text:span></text:p>
        </draw:rect>
        <draw:rect draw:style-name="gr10" draw:text-style-name="P2" draw:layer="layout" svg:width="2.6cm" svg:height="0.8cm" svg:x="1.912cm" svg:y="2.077cm" draw:corner-radius="0.2cm">
          <text:p text:style-name="P1"><text:span text:style-name="T1">POWER</text:span></text:p>
        </draw:rect>
        <draw:rect draw:style-name="gr10" draw:text-style-name="P2" xml:id="id17" draw:id="id17" draw:layer="layout" svg:width="4.25cm" svg:height="0.8cm" svg:x="13.65cm" svg:y="2cm" draw:corner-radius="0.2cm">
          <text:p text:style-name="P1"><text:span text:style-name="T1">PANEL LIGHTS</text:span></text:p>
        </draw:rect>
        <draw:connector draw:style-name="gr11" draw:text-style-name="P3" draw:layer="layout" draw:line-skew="-0.549cm" svg:x1="15.588cm" svg:y1="6.829cm" svg:x2="13.65cm" svg:y2="2.4cm" draw:start-shape="id16" draw:start-glue-point="2" draw:end-shape="id17" draw:end-glue-point="3" svg:d="M15588 6829h-2988v-4429h1050">
          <text:p/>
        </draw:connector>
        <draw:connector draw:style-name="gr11" draw:text-style-name="P3" xml:id="id16" draw:id="id16" draw:layer="layout" draw:line-skew="0.649cm" svg:x1="15.588cm" svg:y1="6.829cm" svg:x2="17.9cm" svg:y2="2.4cm" draw:end-shape="id17" draw:end-glue-point="1" svg:d="M15588 6829h3462v-4429h-1150">
          <text:p/>
        </draw:connector>
        <draw:rect draw:style-name="gr10" draw:text-style-name="P2" draw:layer="layout" svg:width="2cm" svg:height="0.796cm" svg:x="5.7cm" svg:y="2.079cm" draw:corner-radius="0.2cm">
          <text:p text:style-name="P1"><text:span text:style-name="T1">RESET</text:span></text:p>
        </draw:rect>
        <draw:circle draw:style-name="gr13" draw:text-style-name="P1" draw:layer="layout" svg:width="0.1cm" svg:height="0.1cm" svg:x="6.65cm" svg:y="4.65cm">
          <text:p/>
        </draw:circle>
        <draw:rect draw:style-name="gr10" draw:text-style-name="P2" draw:layer="layout" svg:width="2cm" svg:height="0.796cm" svg:x="16cm" svg:y="2.702cm" draw:corner-radius="0.2cm">
          <text:p text:style-name="P1"><text:span text:style-name="T1">LEVEL</text:span></text:p>
        </draw:rect>
        <draw:circle draw:style-name="gr13" draw:text-style-name="P1" draw:layer="layout" svg:width="0.1cm" svg:height="0.1cm" svg:x="16.95cm" svg:y="4.65cm">
          <text:p/>
        </draw:circle>
        <draw:rect draw:style-name="gr10" draw:text-style-name="P2" draw:layer="layout" svg:width="2cm" svg:height="0.796cm" svg:x="13.2cm" svg:y="2.702cm" draw:corner-radius="0.2cm">
          <text:p text:style-name="P1"><text:span text:style-name="T1">TEST</text:span></text:p>
        </draw:rect>
        <draw:circle draw:style-name="gr13" draw:text-style-name="P1" draw:layer="layout" svg:width="0.1cm" svg:height="0.1cm" svg:x="14.15cm" svg:y="4.65cm">
          <text:p/>
        </draw:circle>
        <draw:rect draw:style-name="gr10" draw:text-style-name="P2" draw:layer="layout" svg:width="2cm" svg:height="0.796cm" svg:x="8.9cm" svg:y="2.079cm" draw:corner-radius="0.2cm">
          <text:p text:style-name="P1"><text:span text:style-name="T1">ERROR</text:span></text:p>
        </draw:rect>
        <draw:circle draw:style-name="gr13" draw:text-style-name="P1" draw:layer="layout" svg:width="0.1cm" svg:height="0.1cm" svg:x="9.85cm" svg:y="3.6cm">
          <text:p/>
        </draw:circle>
        <draw:rect draw:style-name="gr10" draw:text-style-name="P2" xml:id="id19" draw:id="id19" draw:layer="layout" svg:width="2cm" svg:height="0.8cm" svg:x="13.1cm" svg:y="8.75cm" draw:corner-radius="0.2cm">
          <text:p text:style-name="P1"><text:span text:style-name="T1">WARP</text:span></text:p>
        </draw:rect>
        <draw:rect draw:style-name="gr10" draw:text-style-name="P2" draw:layer="layout" svg:width="2cm" svg:height="0.8cm" svg:x="16.15cm" svg:y="9.775cm" draw:corner-radius="0.2cm">
          <text:p text:style-name="P1"><text:span text:style-name="T1">PHYSICS</text:span></text:p>
        </draw:rect>
        <draw:rect draw:style-name="gr10" draw:text-style-name="P2" draw:layer="layout" svg:width="2cm" svg:height="0.796cm" svg:x="10.25cm" svg:y="9.777cm" draw:corner-radius="0.2cm">
          <text:p text:style-name="P1"><text:span text:style-name="T1">RESET</text:span></text:p>
        </draw:rect>
        <draw:connector draw:style-name="gr11" draw:text-style-name="P3" draw:layer="layout" draw:line-skew="-2.699cm" svg:x1="14.276cm" svg:y1="14.59cm" svg:x2="13.1cm" svg:y2="9.15cm" draw:start-shape="id18" draw:start-glue-point="2" draw:end-shape="id19" draw:end-glue-point="3" svg:d="M14276 14590h-4376v-5440h3200">
          <text:p/>
        </draw:connector>
        <draw:connector draw:style-name="gr11" draw:text-style-name="P3" xml:id="id18" draw:id="id18" draw:layer="layout" draw:line-skew="3.449cm" svg:x1="14.276cm" svg:y1="14.59cm" svg:x2="15.1cm" svg:y2="9.15cm" draw:end-shape="id19" draw:end-glue-point="1" svg:d="M14276 14590h4774v-5440h-3950">
          <text:p/>
        </draw:connector>
        <draw:circle draw:style-name="gr13" draw:text-style-name="P1" draw:layer="layout" svg:width="0.1cm" svg:height="0.1cm" svg:x="11.2cm" svg:y="12.1cm">
          <text:p/>
        </draw:circle>
        <draw:rect draw:style-name="gr10" draw:text-style-name="P2" xml:id="id15" draw:id="id15" draw:layer="layout" svg:width="2.8cm" svg:height="0.8cm" svg:x="13.55cm" svg:y="20.15cm" draw:corner-radius="0.2cm">
          <text:p text:style-name="P1"><text:span text:style-name="T1">CAMERA</text:span></text:p>
        </draw:rect>
        <draw:rect draw:style-name="gr10" draw:text-style-name="P2" draw:layer="layout" svg:width="2cm" svg:height="0.8cm" svg:x="13cm" svg:y="9.775cm" draw:corner-radius="0.2cm">
          <text:p text:style-name="P1"><text:span text:style-name="T1">RAILS</text:span></text:p>
        </draw:rect>
        <draw:line draw:style-name="gr15" draw:text-style-name="P1" draw:layer="layout" svg:x1="20.499cm" svg:y1="7.401cm" svg:x2="0.5cm" svg:y2="7.4cm">
          <text:p/>
        </draw:line>
        <draw:circle draw:style-name="gr13" draw:text-style-name="P1" draw:layer="layout" svg:width="0.1cm" svg:height="0.1cm" svg:x="2.575cm" svg:y="4.65cm">
          <text:p/>
        </draw:circle>
        <draw:rect draw:style-name="gr10" draw:text-style-name="P4" draw:layer="layout" svg:width="1.15cm" svg:height="0.65cm" svg:x="2.05cm" svg:y="3.45cm" draw:corner-radius="0.2cm">
          <text:p text:style-name="P1"><text:span text:style-name="T2">ON</text:span></text:p>
        </draw:rect>
        <draw:rect draw:style-name="gr10" draw:text-style-name="P4" draw:layer="layout" svg:width="1.15cm" svg:height="0.65cm" svg:x="2.05cm" svg:y="5.25cm" draw:corner-radius="0.2cm">
          <text:p text:style-name="P1"><text:span text:style-name="T2">OFF</text:span></text:p>
        </draw:rect>
        <draw:circle draw:style-name="gr13" draw:text-style-name="P1" draw:layer="layout" svg:width="0.1cm" svg:height="0.1cm" svg:x="4.075cm" svg:y="4.65cm">
          <text:p/>
        </draw:circle>
        <draw:circle draw:style-name="gr13" draw:text-style-name="P1" draw:layer="layout" svg:width="0.1cm" svg:height="0.1cm" svg:x="1.2cm" svg:y="2.8cm">
          <text:p/>
        </draw:circle>
        <draw:rect draw:style-name="gr10" draw:text-style-name="P4" draw:layer="layout" svg:width="1.15cm" svg:height="0.65cm" svg:x="15.425cm" svg:y="5.9cm" draw:corner-radius="0.2cm">
          <text:p text:style-name="P1"><text:span text:style-name="T2">DIM</text:span></text:p>
        </draw:rect>
        <draw:rect draw:style-name="gr10" draw:text-style-name="P4" draw:layer="layout" svg:width="1.15cm" svg:height="0.65cm" svg:x="17.425cm" svg:y="5.9cm" draw:corner-radius="0.2cm">
          <text:p text:style-name="P1"><text:span text:style-name="T2">BRT</text:span></text:p>
        </draw:rect>
        <draw:line draw:style-name="gr15" draw:text-style-name="P1" draw:layer="layout" svg:x1="20.499cm" svg:y1="15.201cm" svg:x2="0.5cm" svg:y2="15.2cm">
          <text:p/>
        </draw:line>
        <draw:rect draw:style-name="gr10" draw:text-style-name="P2" draw:layer="layout" svg:width="2cm" svg:height="0.796cm" svg:x="2.35cm" svg:y="22.475cm" draw:corner-radius="0.2cm">
          <text:p text:style-name="P1"><text:span text:style-name="T1">SCREEN</text:span></text:p>
        </draw:rect>
        <draw:rect draw:style-name="gr10" draw:text-style-name="P2" xml:id="id21" draw:id="id21" draw:layer="layout" svg:width="3.599cm" svg:height="0.8cm" svg:x="4.151cm" svg:y="16.4cm" draw:corner-radius="0.2cm">
          <text:p text:style-name="P1"><text:span text:style-name="T1">MAP FOCUS</text:span></text:p>
        </draw:rect>
        <draw:rect draw:style-name="gr10" draw:text-style-name="P2" draw:layer="layout" svg:width="2cm" svg:height="0.796cm" svg:x="2.401cm" svg:y="17.427cm" draw:corner-radius="0.2cm">
          <text:p text:style-name="P1"><text:span text:style-name="T1">RESET</text:span></text:p>
        </draw:rect>
        <draw:connector draw:style-name="gr11" draw:text-style-name="P3" draw:layer="layout" draw:line-skew="-1.8cm" svg:x1="6.427cm" svg:y1="21.44cm" svg:x2="4.151cm" svg:y2="16.8cm" draw:start-shape="id20" draw:start-glue-point="2" draw:end-shape="id21" draw:end-glue-point="3" svg:d="M6427 21440h-4577v-4640h2301">
          <text:p/>
        </draw:connector>
        <draw:connector draw:style-name="gr11" draw:text-style-name="P3" xml:id="id20" draw:id="id20" draw:layer="layout" draw:line-skew="1.398cm" svg:x1="6.427cm" svg:y1="21.44cm" svg:x2="7.75cm" svg:y2="16.8cm" draw:end-shape="id21" draw:end-glue-point="1" svg:d="M6427 21440h3222v-4640h-1899">
          <text:p/>
        </draw:connector>
        <draw:circle draw:style-name="gr13" draw:text-style-name="P1" draw:layer="layout" svg:width="0.1cm" svg:height="0.1cm" svg:x="3.351cm" svg:y="19.625cm">
          <text:p/>
        </draw:circle>
        <draw:rect draw:style-name="gr10" draw:text-style-name="P2" draw:layer="layout" svg:width="2cm" svg:height="0.8cm" svg:x="6.05cm" svg:y="17.425cm" draw:corner-radius="0.2cm">
          <text:p text:style-name="P1"><text:span text:style-name="T1">CYCLE</text:span></text:p>
        </draw:rect>
        <draw:rect draw:style-name="gr10" draw:text-style-name="P2" draw:layer="layout" svg:width="2cm" svg:height="0.796cm" svg:x="5.65cm" svg:y="8.825cm" draw:corner-radius="0.2cm">
          <text:p text:style-name="P1"><text:span text:style-name="T1">LOAD</text:span></text:p>
        </draw:rect>
        <draw:circle draw:style-name="gr13" draw:text-style-name="P1" draw:layer="layout" svg:width="0.1cm" svg:height="0.1cm" svg:x="6.6cm" svg:y="10.773cm">
          <text:p/>
        </draw:circle>
        <draw:rect draw:style-name="gr10" draw:text-style-name="P2" draw:layer="layout" svg:width="2cm" svg:height="0.796cm" svg:x="2.6cm" svg:y="8.825cm" draw:corner-radius="0.2cm">
          <text:p text:style-name="P1"><text:span text:style-name="T1">SAVE</text:span></text:p>
        </draw:rect>
        <draw:circle draw:style-name="gr13" draw:text-style-name="P1" draw:layer="layout" svg:width="0.1cm" svg:height="0.1cm" svg:x="3.55cm" svg:y="10.773cm">
          <text:p/>
        </draw:circle>
        <draw:rect draw:style-name="gr10" draw:text-style-name="P2" draw:layer="layout" svg:width="2cm" svg:height="0.796cm" svg:x="8.9cm" svg:y="4.48cm" draw:corner-radius="0.2cm">
          <text:p text:style-name="P1"><text:span text:style-name="T1">OVERRUN</text:span></text:p>
        </draw:rect>
        <draw:circle draw:style-name="gr13" draw:text-style-name="P1" draw:layer="layout" svg:width="0.1cm" svg:height="0.1cm" svg:x="9.85cm" svg:y="6.001cm">
          <text:p/>
        </draw:circle>
        <draw:rect draw:style-name="gr10" draw:text-style-name="P2" draw:layer="layout" svg:width="1.3cm" svg:height="0.8cm" svg:x="8.65cm" svg:y="24.7cm" draw:corner-radius="0.2cm">
          <text:p text:style-name="P1"><text:span text:style-name="T2">AUTO</text:span></text:p>
        </draw:rect>
        <draw:rect draw:style-name="gr10" draw:text-style-name="P2" draw:layer="layout" svg:width="1.3cm" svg:height="0.8cm" svg:x="8.05cm" svg:y="26.85cm" draw:corner-radius="0.2cm">
          <text:p text:style-name="P1"><text:span text:style-name="T2">ORBIT</text:span></text:p>
        </draw:rect>
        <draw:rect draw:style-name="gr10" draw:text-style-name="P2" draw:layer="layout" svg:width="1.3cm" svg:height="0.8cm" svg:x="6.75cm" svg:y="27.35cm" draw:corner-radius="0.2cm">
          <text:p text:style-name="P1"><text:span text:style-name="T2">FREE</text:span></text:p>
        </draw:rect>
        <draw:rect draw:style-name="gr10" draw:text-style-name="P4" draw:layer="layout" svg:width="1.15cm" svg:height="0.65cm" svg:x="6.8cm" svg:y="23.7cm" draw:corner-radius="0.2cm">
          <text:p text:style-name="P1"><text:span text:style-name="T2">IVA</text:span></text:p>
        </draw:rect>
        <draw:rect draw:style-name="gr10" draw:text-style-name="P4" draw:layer="layout" svg:width="1.3cm" svg:height="0.8cm" svg:x="7.85cm" svg:y="24.1cm" draw:corner-radius="0.2cm">
          <text:p text:style-name="P1"><text:span text:style-name="T2">MAP</text:span></text:p>
        </draw:rect>
        <draw:circle draw:style-name="gr13" draw:text-style-name="P1" draw:layer="layout" svg:width="0.1cm" svg:height="0.1cm" svg:x="7.3cm" svg:y="25.752cm">
          <text:p/>
        </draw:circle>
        <draw:rect draw:style-name="gr10" draw:text-style-name="P2" draw:layer="layout" svg:width="1.3cm" svg:height="0.8cm" svg:x="8.75cm" svg:y="26.15cm" draw:corner-radius="0.2cm">
          <text:p text:style-name="P1"><text:span text:style-name="T2">LOCK</text:span></text:p>
        </draw:rect>
        <draw:rect draw:style-name="gr10" draw:text-style-name="P2" draw:layer="layout" svg:width="1.3cm" svg:height="0.8cm" svg:x="8.95cm" svg:y="25.45cm" draw:corner-radius="0.2cm">
          <text:p text:style-name="P1"><text:span text:style-name="T2">CHASE</text:span></text:p>
        </draw:rect>
        <draw:rect draw:style-name="gr10" draw:text-style-name="P2" draw:layer="layout" svg:width="1.3cm" svg:height="0.8cm" svg:x="4.1cm" svg:y="24.55cm" draw:corner-radius="0.2cm">
          <text:p text:style-name="P1"><text:span text:style-name="T2">RDZ</text:span></text:p>
        </draw:rect>
        <draw:rect draw:style-name="gr10" draw:text-style-name="P2" draw:layer="layout" svg:width="1.3cm" svg:height="0.8cm" svg:x="3.45cm" svg:y="26.75cm" draw:corner-radius="0.2cm">
          <text:p text:style-name="P1"><text:span text:style-name="T2">RVR</text:span></text:p>
        </draw:rect>
        <draw:rect draw:style-name="gr10" draw:text-style-name="P4" draw:layer="layout" svg:width="1.3cm" svg:height="0.8cm" svg:x="3.45cm" svg:y="23.9cm" draw:corner-radius="0.2cm">
          <text:p text:style-name="P1"><text:span text:style-name="T2">LDG</text:span></text:p>
        </draw:rect>
        <draw:circle draw:style-name="gr13" draw:text-style-name="P1" draw:layer="layout" svg:width="0.1cm" svg:height="0.1cm" svg:x="2.9cm" svg:y="25.752cm">
          <text:p/>
        </draw:circle>
        <draw:rect draw:style-name="gr10" draw:text-style-name="P2" draw:layer="layout" svg:width="1.3cm" svg:height="0.8cm" svg:x="4.15cm" svg:y="26.15cm" draw:corner-radius="0.2cm">
          <text:p text:style-name="P1"><text:span text:style-name="T2">RWY</text:span></text:p>
        </draw:rect>
        <draw:rect draw:style-name="gr10" draw:text-style-name="P2" draw:layer="layout" svg:width="1.3cm" svg:height="0.8cm" svg:x="4.35cm" svg:y="25.35cm" draw:corner-radius="0.2cm">
          <text:p text:style-name="P1"><text:span text:style-name="T2">FLT</text:span></text:p>
        </draw:rect>
        <draw:rect draw:style-name="gr10" draw:text-style-name="P2" draw:layer="layout" svg:width="2cm" svg:height="0.796cm" svg:x="16.302cm" svg:y="16.727cm" draw:corner-radius="0.2cm">
          <text:p text:style-name="P1"><text:span text:style-name="T1">CLEAR</text:span></text:p>
          <text:p text:style-name="P1"><text:span text:style-name="T1">TARGET</text:span></text:p>
        </draw:rect>
        <draw:circle draw:style-name="gr13" draw:text-style-name="P1" draw:layer="layout" svg:width="0.1cm" svg:height="0.1cm" svg:x="17.252cm" svg:y="18.925cm">
          <text:p/>
        </draw:circle>
        <draw:rect draw:style-name="gr10" draw:text-style-name="P2" draw:layer="layout" svg:width="2cm" svg:height="0.8cm" svg:x="12.251cm" svg:y="16.425cm" draw:corner-radius="0.2cm">
          <text:p text:style-name="P1"><text:span text:style-name="T1">VESSEL</text:span></text:p>
        </draw:rect>
        <draw:rect draw:style-name="gr10" draw:text-style-name="P2" draw:layer="layout" svg:width="2cm" svg:height="0.8cm" svg:x="15.75cm" svg:y="20.875cm" draw:corner-radius="0.2cm">
          <text:p text:style-name="P1"><text:span text:style-name="T1">ZOOM</text:span></text:p>
        </draw:rect>
        <draw:rect draw:style-name="gr10" draw:text-style-name="P2" draw:layer="layout" svg:width="4.55cm" svg:height="0.8cm" svg:x="8.225cm" svg:y="15.6cm" draw:corner-radius="0.2cm">
          <text:p text:style-name="P1"><text:span text:style-name="T1">CAMERA CONTROL</text:span></text:p>
        </draw:rect>
        <draw:circle draw:style-name="gr13" draw:text-style-name="P1" draw:layer="layout" svg:width="0.1cm" svg:height="0.1cm" svg:x="1.2cm" svg:y="7.8cm">
          <text:p/>
        </draw:circle>
        <draw:circle draw:style-name="gr13" draw:text-style-name="P1" draw:layer="layout" svg:width="0.1cm" svg:height="0.1cm" svg:x="1.2cm" svg:y="12.8cm">
          <text:p/>
        </draw:circle>
        <draw:circle draw:style-name="gr13" draw:text-style-name="P1" draw:layer="layout" svg:width="0.1cm" svg:height="0.1cm" svg:x="1.2cm" svg:y="17.8cm">
          <text:p/>
        </draw:circle>
        <draw:circle draw:style-name="gr13" draw:text-style-name="P1" draw:layer="layout" svg:width="0.1cm" svg:height="0.1cm" svg:x="1.2cm" svg:y="22.8cm">
          <text:p/>
        </draw:circle>
        <draw:circle draw:style-name="gr13" draw:text-style-name="P1" draw:layer="layout" svg:width="0.1cm" svg:height="0.1cm" svg:x="1.2cm" svg:y="27.8cm">
          <text:p/>
        </draw:circle>
        <draw:circle draw:style-name="gr13" draw:text-style-name="P1" draw:layer="layout" svg:width="0.1cm" svg:height="0.1cm" svg:x="19.7cm" svg:y="2.8cm">
          <text:p/>
        </draw:circle>
        <draw:circle draw:style-name="gr13" draw:text-style-name="P1" draw:layer="layout" svg:width="0.1cm" svg:height="0.1cm" svg:x="19.7cm" svg:y="7.8cm">
          <text:p/>
        </draw:circle>
        <draw:circle draw:style-name="gr13" draw:text-style-name="P1" draw:layer="layout" svg:width="0.1cm" svg:height="0.1cm" svg:x="19.7cm" svg:y="12.8cm">
          <text:p/>
        </draw:circle>
        <draw:circle draw:style-name="gr13" draw:text-style-name="P1" draw:layer="layout" svg:width="0.1cm" svg:height="0.1cm" svg:x="19.7cm" svg:y="17.8cm">
          <text:p/>
        </draw:circle>
        <draw:circle draw:style-name="gr13" draw:text-style-name="P1" draw:layer="layout" svg:width="0.1cm" svg:height="0.1cm" svg:x="19.7cm" svg:y="22.8cm">
          <text:p/>
        </draw:circle>
        <draw:circle draw:style-name="gr13" draw:text-style-name="P1" draw:layer="layout" svg:width="0.1cm" svg:height="0.1cm" svg:x="19.7cm" svg:y="27.8cm">
          <text:p/>
        </draw:circle>
        <draw:rect draw:style-name="gr10" draw:text-style-name="P2" draw:layer="layout" svg:width="1.3cm" svg:height="0.8cm" svg:x="2.35cm" svg:y="27.25cm" draw:corner-radius="0.2cm">
          <text:p text:style-name="P1"><text:span text:style-name="T2">SYS</text:span></text:p>
        </draw:rect>
        <draw:rect draw:style-name="gr10" draw:text-style-name="P4" draw:layer="layout" svg:width="1.3cm" svg:height="0.8cm" svg:x="2.35cm" svg:y="23.6cm" draw:corner-radius="0.2cm">
          <text:p text:style-name="P1"><text:span text:style-name="T2">OBT</text:span></text:p>
        </draw:rect>
        <draw:rect draw:style-name="gr10" draw:text-style-name="P2" draw:layer="layout" svg:width="1.3cm" svg:height="0.8cm" svg:x="1.25cm" svg:y="26.85cm" draw:corner-radius="0.2cm">
          <text:p text:style-name="P1"><text:span text:style-name="T2">MNT</text:span></text:p>
        </draw:rect>
        <draw:rect draw:style-name="gr10" draw:text-style-name="P4" draw:layer="layout" svg:width="1.3cm" svg:height="0.8cm" svg:x="1.25cm" svg:y="24cm" draw:corner-radius="0.2cm">
          <text:p text:style-name="P1"><text:span text:style-name="T2">LAU</text:span></text:p>
        </draw:rect>
      </draw:page>
      <draw:page draw:name="page4" draw:style-name="dp1" draw:master-page-name="Default">
        <draw:rect draw:style-name="gr1" draw:text-style-name="P1" draw:layer="layout" svg:width="24.5cm" svg:height="19cm" svg:x="0.5cm" svg:y="0.5cm">
          <text:p/>
        </draw:rect>
        <draw:rect draw:style-name="gr2" draw:text-style-name="P2" xml:id="id22" draw:id="id22" draw:layer="layout" svg:width="4.8cm" svg:height="0.8cm" svg:x="8.4cm" svg:y="1.9cm" draw:corner-radius="0.2cm">
          <text:p text:style-name="P1"><text:span text:style-name="T1">ACTION GROUPS</text:span></text:p>
        </draw:rect>
        <draw:connector draw:style-name="gr3" draw:text-style-name="P3" xml:id="id23" draw:id="id23" draw:layer="layout" draw:line-skew="-0.699cm" svg:x1="10.905cm" svg:y1="19.03cm" svg:x2="8.4cm" svg:y2="2.3cm" draw:end-shape="id22" draw:end-glue-point="3" svg:d="M10905 19030h-3705v-16730h1200">
          <text:p/>
        </draw:connector>
        <draw:connector draw:style-name="gr3" draw:text-style-name="P3" draw:layer="layout" draw:line-skew="1.399cm" svg:x1="10.905cm" svg:y1="19.03cm" svg:x2="13.2cm" svg:y2="2.3cm" draw:start-shape="id23" draw:start-glue-point="2" draw:end-shape="id22" draw:end-glue-point="1" svg:d="M10905 19030h4195v-16730h-1900">
          <text:p/>
        </draw:connector>
        <draw:rect draw:style-name="gr2" draw:text-style-name="P2" xml:id="id24" draw:id="id24" draw:layer="layout" svg:width="4.3cm" svg:height="0.8cm" svg:x="18.25cm" svg:y="1.9cm" draw:corner-radius="0.2cm">
          <text:p text:style-name="P1"><text:span text:style-name="T1">NAVBALL MODE</text:span></text:p>
        </draw:rect>
        <draw:connector draw:style-name="gr3" draw:text-style-name="P3" xml:id="id25" draw:id="id25" draw:layer="layout" draw:line-skew="-1.599cm" svg:x1="20.223cm" svg:y1="6.527cm" svg:x2="18.25cm" svg:y2="2.3cm" draw:end-shape="id24" draw:end-glue-point="3" svg:d="M20223 6527h-4073v-4227h2100">
          <text:p/>
        </draw:connector>
        <draw:connector draw:style-name="gr3" draw:text-style-name="P3" draw:layer="layout" draw:line-skew="1.349cm" svg:x1="20.223cm" svg:y1="6.527cm" svg:x2="22.55cm" svg:y2="2.3cm" draw:start-shape="id25" draw:start-glue-point="2" draw:end-shape="id24" draw:end-glue-point="1" svg:d="M20223 6527h4177v-4227h-1850">
          <text:p/>
        </draw:connector>
        <draw:rect draw:style-name="gr2" draw:text-style-name="P2" draw:layer="layout" svg:width="1.3cm" svg:height="0.8cm" svg:x="17.25cm" svg:y="3cm" draw:corner-radius="0.2cm">
          <text:p text:style-name="P1"><text:span text:style-name="T1">SURFACE</text:span></text:p>
        </draw:rect>
        <draw:circle draw:style-name="gr5" draw:text-style-name="P1" draw:layer="layout" svg:width="0.1cm" svg:height="0.1cm" svg:x="17.85cm" svg:y="4.85cm">
          <text:p/>
        </draw:circle>
        <draw:circle draw:style-name="gr5" draw:text-style-name="P1" draw:layer="layout" svg:width="0.1cm" svg:height="0.1cm" svg:x="1.2cm" svg:y="2.95cm">
          <text:p/>
        </draw:circle>
        <draw:rect draw:style-name="gr2" draw:text-style-name="P2" draw:layer="layout" svg:width="2.6cm" svg:height="0.8cm" svg:x="16.6cm" svg:y="11.9cm" draw:corner-radius="0.2cm">
          <text:p text:style-name="P1"><text:span text:style-name="T1">NWS</text:span></text:p>
        </draw:rect>
        <draw:circle draw:style-name="gr5" draw:text-style-name="P1" draw:layer="layout" svg:width="0.1cm" svg:height="0.1cm" svg:x="17.85cm" svg:y="13.85cm">
          <text:p/>
        </draw:circle>
        <draw:rect draw:style-name="gr2" draw:text-style-name="P4" draw:layer="layout" svg:width="1.15cm" svg:height="0.65cm" svg:x="17.3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7.35cm" svg:y="14.4cm" draw:corner-radius="0.2cm">
          <text:p text:style-name="P1"><text:span text:style-name="T2">OFF</text:span></text:p>
        </draw:rect>
        <draw:rect draw:style-name="gr2" draw:text-style-name="P2" draw:layer="layout" svg:width="4.8cm" svg:height="0.8cm" svg:x="18.1cm" svg:y="1.1cm" draw:corner-radius="0.2cm">
          <text:p text:style-name="P1"><text:span text:style-name="T1">SYSYEM CONTROL</text:span></text:p>
        </draw:rect>
        <draw:circle draw:style-name="gr5" draw:text-style-name="P1" draw:layer="layout" svg:width="0.1cm" svg:height="0.1cm" svg:x="13.95cm" svg:y="5.45cm">
          <text:p/>
        </draw:circle>
        <draw:circle draw:style-name="gr5" draw:text-style-name="P1" draw:layer="layout" svg:width="0.1cm" svg:height="0.1cm" svg:x="13.95cm" svg:y="6.95cm">
          <text:p/>
        </draw:circle>
        <draw:circle draw:style-name="gr5" draw:text-style-name="P1" draw:layer="layout" svg:width="0.1cm" svg:height="0.1cm" svg:x="13.95cm" svg:y="8.45cm">
          <text:p/>
        </draw:circle>
        <draw:circle draw:style-name="gr5" draw:text-style-name="P1" draw:layer="layout" svg:width="0.1cm" svg:height="0.1cm" svg:x="13.95cm" svg:y="17.45cm">
          <text:p/>
        </draw:circle>
        <draw:circle draw:style-name="gr5" draw:text-style-name="P1" draw:layer="layout" svg:width="0.1cm" svg:height="0.1cm" svg:x="13.95cm" svg:y="9.95cm">
          <text:p/>
        </draw:circle>
        <draw:circle draw:style-name="gr5" draw:text-style-name="P1" draw:layer="layout" svg:width="0.1cm" svg:height="0.1cm" svg:x="13.95cm" svg:y="11.45cm">
          <text:p/>
        </draw:circle>
        <draw:circle draw:style-name="gr5" draw:text-style-name="P1" draw:layer="layout" svg:width="0.1cm" svg:height="0.1cm" svg:x="13.95cm" svg:y="15.95cm">
          <text:p/>
        </draw:circle>
        <draw:circle draw:style-name="gr5" draw:text-style-name="P1" draw:layer="layout" svg:width="0.1cm" svg:height="0.1cm" svg:x="13.95cm" svg:y="12.95cm">
          <text:p/>
        </draw:circle>
        <draw:circle draw:style-name="gr5" draw:text-style-name="P1" draw:layer="layout" svg:width="0.1cm" svg:height="0.1cm" svg:x="13.95cm" svg:y="14.45cm">
          <text:p/>
        </draw:circle>
        <draw:circle draw:style-name="gr5" draw:text-style-name="P1" draw:layer="layout" svg:width="0.1cm" svg:height="0.1cm" svg:x="13.95cm" svg:y="3.95cm">
          <text:p/>
        </draw:circle>
        <draw:rect draw:style-name="gr2" draw:text-style-name="P2" draw:layer="layout" svg:width="1.3cm" svg:height="0.8cm" svg:x="19.75cm" svg:y="3cm" draw:corner-radius="0.2cm">
          <text:p text:style-name="P1"><text:span text:style-name="T1">ORBIT</text:span></text:p>
        </draw:rect>
        <draw:circle draw:style-name="gr5" draw:text-style-name="P1" draw:layer="layout" svg:width="0.1cm" svg:height="0.1cm" svg:x="20.35cm" svg:y="4.85cm">
          <text:p/>
        </draw:circle>
        <draw:rect draw:style-name="gr2" draw:text-style-name="P2" draw:layer="layout" svg:width="1.3cm" svg:height="0.8cm" svg:x="22.25cm" svg:y="3cm" draw:corner-radius="0.2cm">
          <text:p text:style-name="P1"><text:span text:style-name="T1">TARGET</text:span></text:p>
        </draw:rect>
        <draw:circle draw:style-name="gr5" draw:text-style-name="P1" draw:layer="layout" svg:width="0.1cm" svg:height="0.1cm" svg:x="22.85cm" svg:y="4.85cm">
          <text:p/>
        </draw:circle>
        <draw:rect draw:style-name="gr2" draw:text-style-name="P2" xml:id="id26" draw:id="id26" draw:layer="layout" svg:width="5.95cm" svg:height="0.8cm" svg:x="17.2cm" svg:y="6.95cm" draw:corner-radius="0.2cm">
          <text:p text:style-name="P1"><text:span text:style-name="T1">LANDING GUIDANCE</text:span></text:p>
        </draw:rect>
        <draw:connector draw:style-name="gr3" draw:text-style-name="P3" xml:id="id27" draw:id="id27" draw:layer="layout" draw:line-skew="-0.549cm" svg:x1="20.248cm" svg:y1="11.577cm" svg:x2="17.2cm" svg:y2="7.35cm" draw:end-shape="id26" draw:end-glue-point="3" svg:d="M20248 11577h-4098v-4227h1050">
          <text:p/>
        </draw:connector>
        <draw:rect draw:style-name="gr2" draw:text-style-name="P2" draw:layer="layout" svg:width="2.6cm" svg:height="0.8cm" svg:x="16.6cm" svg:y="7.9cm" draw:corner-radius="0.2cm">
          <text:p text:style-name="P1"><text:span text:style-name="T1">POWER</text:span></text:p>
        </draw:rect>
        <draw:circle draw:style-name="gr5" draw:text-style-name="P1" draw:layer="layout" svg:width="0.1cm" svg:height="0.1cm" svg:x="17.85cm" svg:y="9.85cm">
          <text:p/>
        </draw:circle>
        <draw:rect draw:style-name="gr2" draw:text-style-name="P4" draw:layer="layout" svg:width="1.15cm" svg:height="0.65cm" svg:x="17.35cm" svg:y="8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7.35cm" svg:y="10.4cm" draw:corner-radius="0.2cm">
          <text:p text:style-name="P1"><text:span text:style-name="T2">OFF</text:span></text:p>
        </draw:rect>
        <draw:rect draw:style-name="gr2" draw:text-style-name="P2" draw:layer="layout" svg:width="2.6cm" svg:height="0.8cm" svg:x="21.6cm" svg:y="7.9cm" draw:corner-radius="0.2cm">
          <text:p text:style-name="P1"><text:span text:style-name="T1">SLOPE</text:span></text:p>
        </draw:rect>
        <draw:circle draw:style-name="gr5" draw:text-style-name="P1" draw:layer="layout" svg:width="0.1cm" svg:height="0.1cm" svg:x="22.85cm" svg:y="9.85cm">
          <text:p/>
        </draw:circle>
        <draw:rect draw:style-name="gr2" draw:text-style-name="P4" draw:layer="layout" svg:width="1.15cm" svg:height="0.65cm" svg:x="22.35cm" svg:y="8.7cm" draw:corner-radius="0.2cm">
          <text:p text:style-name="P1"><text:span text:style-name="T2">5</text:span></text:p>
        </draw:rect>
        <draw:rect draw:style-name="gr2" draw:text-style-name="P4" draw:layer="layout" svg:width="1.15cm" svg:height="0.65cm" svg:x="22.35cm" svg:y="10.4cm" draw:corner-radius="0.2cm">
          <text:p text:style-name="P1"><text:span text:style-name="T2">20</text:span></text:p>
        </draw:rect>
        <draw:rect draw:style-name="gr2" draw:text-style-name="P4" draw:layer="layout" svg:width="1.15cm" svg:height="0.65cm" svg:x="23.25cm" svg:y="9.6cm" draw:corner-radius="0.2cm">
          <text:p text:style-name="P1"><text:span text:style-name="T2">10</text:span></text:p>
        </draw:rect>
        <draw:rect draw:style-name="gr2" draw:text-style-name="P2" draw:layer="layout" svg:width="2.6cm" svg:height="0.8cm" svg:x="19.1cm" svg:y="7.9cm" draw:corner-radius="0.2cm">
          <text:p text:style-name="P1"><text:span text:style-name="T1">RUNWAY</text:span></text:p>
        </draw:rect>
        <draw:circle draw:style-name="gr5" draw:text-style-name="P1" draw:layer="layout" svg:width="0.1cm" svg:height="0.1cm" svg:x="20.35cm" svg:y="9.85cm">
          <text:p/>
        </draw:circle>
        <draw:rect draw:style-name="gr2" draw:text-style-name="P4" draw:layer="layout" svg:width="1.15cm" svg:height="0.65cm" svg:x="19.85cm" svg:y="8.7cm" draw:corner-radius="0.2cm">
          <text:p text:style-name="P1"><text:span text:style-name="T2">09</text:span></text:p>
        </draw:rect>
        <draw:rect draw:style-name="gr2" draw:text-style-name="P4" draw:layer="layout" svg:width="1.15cm" svg:height="0.65cm" svg:x="19.85cm" svg:y="10.4cm" draw:corner-radius="0.2cm">
          <text:p text:style-name="P1"><text:span text:style-name="T2">27</text:span></text:p>
        </draw:rect>
        <draw:connector draw:style-name="gr3" draw:text-style-name="P3" draw:layer="layout" draw:line-skew="0.749cm" svg:x1="20.248cm" svg:y1="11.577cm" svg:x2="23.15cm" svg:y2="7.35cm" draw:start-shape="id27" draw:start-glue-point="2" draw:end-shape="id26" draw:end-glue-point="1" svg:d="M20248 11577h4152v-4227h-1250">
          <text:p/>
        </draw:connector>
        <draw:rect draw:style-name="gr2" draw:text-style-name="P2" draw:layer="layout" svg:width="2.6cm" svg:height="0.8cm" svg:x="19.1cm" svg:y="11.9cm" draw:corner-radius="0.2cm">
          <text:p text:style-name="P1"><text:span text:style-name="T1">RCS</text:span></text:p>
        </draw:rect>
        <draw:circle draw:style-name="gr5" draw:text-style-name="P1" draw:layer="layout" svg:width="0.1cm" svg:height="0.1cm" svg:x="20.35cm" svg:y="13.85cm">
          <text:p/>
        </draw:circle>
        <draw:rect draw:style-name="gr2" draw:text-style-name="P4" draw:layer="layout" svg:width="1.15cm" svg:height="0.65cm" svg:x="19.8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9.85cm" svg:y="14.4cm" draw:corner-radius="0.2cm">
          <text:p text:style-name="P1"><text:span text:style-name="T2">OFF</text:span></text:p>
        </draw:rect>
        <draw:rect draw:style-name="gr2" draw:text-style-name="P2" draw:layer="layout" svg:width="2.6cm" svg:height="0.8cm" svg:x="16.6cm" svg:y="15.9cm" draw:corner-radius="0.2cm">
          <text:p text:style-name="P1"><text:span text:style-name="T1">GEAR</text:span></text:p>
        </draw:rect>
        <draw:circle draw:style-name="gr5" draw:text-style-name="P1" draw:layer="layout" svg:width="0.1cm" svg:height="0.1cm" svg:x="17.85cm" svg:y="17.85cm">
          <text:p/>
        </draw:circle>
        <draw:rect draw:style-name="gr2" draw:text-style-name="P4" draw:layer="layout" svg:width="1.15cm" svg:height="0.65cm" svg:x="17.35cm" svg:y="16.7cm" draw:corner-radius="0.2cm">
          <text:p text:style-name="P1"><text:span text:style-name="T2">UP</text:span></text:p>
        </draw:rect>
        <draw:rect draw:style-name="gr2" draw:text-style-name="P4" draw:layer="layout" svg:width="1.15cm" svg:height="0.65cm" svg:x="17.35cm" svg:y="18.4cm" draw:corner-radius="0.2cm">
          <text:p text:style-name="P1"><text:span text:style-name="T2">DOWN</text:span></text:p>
        </draw:rect>
        <draw:rect draw:style-name="gr2" draw:text-style-name="P2" draw:layer="layout" svg:width="2.6cm" svg:height="1.5cm" svg:x="21.6cm" svg:y="15.2cm" draw:corner-radius="0.2cm">
          <text:p text:style-name="P1"><text:span text:style-name="T1">PARK </text:span></text:p>
          <text:p text:style-name="P1"><text:span text:style-name="T1">BRAKE</text:span></text:p>
        </draw:rect>
        <draw:circle draw:style-name="gr5" draw:text-style-name="P1" draw:layer="layout" svg:width="0.1cm" svg:height="0.1cm" svg:x="22.85cm" svg:y="17.85cm">
          <text:p/>
        </draw:circle>
        <draw:rect draw:style-name="gr2" draw:text-style-name="P4" draw:layer="layout" svg:width="1.15cm" svg:height="0.65cm" svg:x="22.35cm" svg:y="16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22.35cm" svg:y="18.4cm" draw:corner-radius="0.2cm">
          <text:p text:style-name="P1"><text:span text:style-name="T2">OFF</text:span></text:p>
        </draw:rect>
        <draw:rect draw:style-name="gr2" draw:text-style-name="P2" draw:layer="layout" svg:width="1.3cm" svg:height="0.8cm" svg:x="19.75cm" svg:y="15.9cm" draw:corner-radius="0.2cm">
          <text:p text:style-name="P1"><text:span text:style-name="T1">BRAKES</text:span></text:p>
        </draw:rect>
        <draw:circle draw:style-name="gr5" draw:text-style-name="P1" draw:layer="layout" svg:width="0.1cm" svg:height="0.1cm" svg:x="20.35cm" svg:y="17.85cm">
          <text:p/>
        </draw:circle>
        <draw:rect draw:style-name="gr2" draw:text-style-name="P2" draw:layer="layout" svg:width="2.6cm" svg:height="0.8cm" svg:x="21.6cm" svg:y="11.9cm" draw:corner-radius="0.2cm">
          <text:p text:style-name="P1"><text:span text:style-name="T1">LIGHTS</text:span></text:p>
        </draw:rect>
        <draw:circle draw:style-name="gr5" draw:text-style-name="P1" draw:layer="layout" svg:width="0.1cm" svg:height="0.1cm" svg:x="22.85cm" svg:y="13.85cm">
          <text:p/>
        </draw:circle>
        <draw:rect draw:style-name="gr2" draw:text-style-name="P4" draw:layer="layout" svg:width="1.15cm" svg:height="0.65cm" svg:x="22.35cm" svg:y="12.7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22.35cm" svg:y="14.4cm" draw:corner-radius="0.2cm">
          <text:p text:style-name="P1"><text:span text:style-name="T2">OFF</text:span></text:p>
        </draw:rect>
        <draw:circle draw:style-name="gr5" draw:text-style-name="P1" draw:layer="layout" svg:width="0.1cm" svg:height="0.1cm" svg:x="1.2cm" svg:y="7.95cm">
          <text:p/>
        </draw:circle>
        <draw:circle draw:style-name="gr5" draw:text-style-name="P1" draw:layer="layout" svg:width="0.1cm" svg:height="0.1cm" svg:x="1.2cm" svg:y="12.95cm">
          <text:p/>
        </draw:circle>
        <draw:circle draw:style-name="gr5" draw:text-style-name="P1" draw:layer="layout" svg:width="0.1cm" svg:height="0.1cm" svg:x="1.2cm" svg:y="17.95cm">
          <text:p/>
        </draw:circle>
      </draw:page>
      <draw:page draw:name="page5" draw:style-name="dp1" draw:master-page-name="Default">
        <draw:rect draw:style-name="gr1" draw:text-style-name="P1" draw:layer="layout" svg:width="15.4cm" svg:height="19cm" svg:x="0.5cm" svg:y="0.5cm">
          <text:p/>
        </draw:rect>
        <draw:circle draw:style-name="gr5" draw:text-style-name="P1" draw:layer="layout" svg:width="0.1cm" svg:height="0.1cm" svg:x="15.1cm" svg:y="2.95cm">
          <text:p/>
        </draw:circle>
        <draw:rect draw:style-name="gr2" draw:text-style-name="P2" xml:id="id29" draw:id="id29" draw:layer="layout" svg:width="2cm" svg:height="0.8cm" svg:x="3.9cm" svg:y="1.95cm" draw:corner-radius="0.2cm">
          <text:p text:style-name="P1"><text:span text:style-name="T1">TRIM</text:span></text:p>
        </draw:rect>
        <draw:rect draw:style-name="gr2" draw:text-style-name="P2" draw:layer="layout" svg:width="2cm" svg:height="0.8cm" svg:x="6cm" svg:y="2.85cm" draw:corner-radius="0.2cm">
          <text:p text:style-name="P1"><text:span text:style-name="T1">ROLL</text:span></text:p>
        </draw:rect>
        <draw:rect draw:style-name="gr2" draw:text-style-name="P2" draw:layer="layout" svg:width="2cm" svg:height="0.8cm" svg:x="6cm" svg:y="6.25cm" draw:corner-radius="0.2cm">
          <text:p text:style-name="P1"><text:span text:style-name="T1">YAW</text:span></text:p>
        </draw:rect>
        <draw:rect draw:style-name="gr2" draw:text-style-name="P2" draw:layer="layout" svg:width="2cm" svg:height="0.8cm" svg:x="1.9cm" svg:y="5.45cm" draw:corner-radius="0.2cm">
          <text:p text:style-name="P1"><text:span text:style-name="T1">PITCH</text:span></text:p>
        </draw:rect>
        <draw:rect draw:style-name="gr2" draw:text-style-name="P2" draw:layer="layout" svg:width="2cm" svg:height="0.796cm" svg:x="1.9cm" svg:y="2.852cm" draw:corner-radius="0.2cm">
          <text:p text:style-name="P1"><text:span text:style-name="T1">RESET</text:span></text:p>
        </draw:rect>
        <draw:connector draw:style-name="gr3" draw:text-style-name="P3" draw:layer="layout" draw:line-skew="-2.449cm" svg:x1="4.688cm" svg:y1="9.974cm" svg:x2="3.9cm" svg:y2="2.35cm" draw:start-shape="id28" draw:start-glue-point="2" draw:end-shape="id29" draw:end-glue-point="3" svg:d="M4688 9974h-3738v-7624h2950">
          <text:p/>
        </draw:connector>
        <draw:connector draw:style-name="gr3" draw:text-style-name="P3" xml:id="id28" draw:id="id28" draw:layer="layout" draw:line-skew="2.849cm" svg:x1="4.688cm" svg:y1="9.974cm" svg:x2="5.9cm" svg:y2="2.35cm" draw:end-shape="id29" draw:end-glue-point="1" svg:d="M4688 9974h4562v-7624h-3350">
          <text:p/>
        </draw:connector>
        <draw:circle draw:style-name="gr5" draw:text-style-name="P1" draw:layer="layout" svg:width="0.1cm" svg:height="0.1cm" svg:x="2.85cm" svg:y="4.5cm">
          <text:p/>
        </draw:circle>
        <draw:rect draw:style-name="gr2" draw:text-style-name="P2" xml:id="id30" draw:id="id30" draw:layer="layout" svg:width="1.5cm" svg:height="0.8cm" svg:x="4.3cm" svg:y="10.95cm" draw:corner-radius="0.2cm">
          <text:p text:style-name="P1"><text:span text:style-name="T1">SAS</text:span></text:p>
        </draw:rect>
        <draw:connector draw:style-name="gr3" draw:text-style-name="P3" xml:id="id31" draw:id="id31" draw:layer="layout" draw:line-skew="-2.849cm" svg:x1="4.383cm" svg:y1="18.974cm" svg:x2="4.3cm" svg:y2="11.35cm" draw:end-shape="id30" draw:end-glue-point="3" svg:d="M4383 18974h-3433v-7624h3350">
          <text:p/>
        </draw:connector>
        <draw:connector draw:style-name="gr3" draw:text-style-name="P3" draw:layer="layout" draw:line-skew="2.949cm" svg:x1="4.383cm" svg:y1="18.974cm" svg:x2="5.8cm" svg:y2="11.35cm" draw:start-shape="id31" draw:start-glue-point="2" draw:end-shape="id30" draw:end-glue-point="1" svg:d="M4383 18974h4867v-7624h-3450">
          <text:p/>
        </draw:connector>
        <draw:rect draw:style-name="gr2" draw:text-style-name="P2" draw:layer="layout" svg:width="2.6cm" svg:height="0.8cm" svg:x="1.2cm" svg:y="11.85cm" draw:corner-radius="0.2cm">
          <text:p text:style-name="P1"><text:span text:style-name="T1">POWER</text:span></text:p>
        </draw:rect>
        <draw:rect draw:style-name="gr2" draw:text-style-name="P2" draw:layer="layout" svg:width="1.3cm" svg:height="0.8cm" svg:x="1.85cm" svg:y="15.35cm" draw:corner-radius="0.2cm">
          <text:p text:style-name="P1"><text:span text:style-name="T1">SET</text:span></text:p>
        </draw:rect>
        <draw:rect draw:style-name="gr2" draw:text-style-name="P2" draw:layer="layout" svg:width="1.3cm" svg:height="0.8cm" svg:x="7.55cm" svg:y="13.9cm" draw:corner-radius="0.2cm">
          <text:p text:style-name="P1"><text:span text:style-name="T2">STAB</text:span></text:p>
        </draw:rect>
        <draw:rect draw:style-name="gr2" draw:text-style-name="P2" draw:layer="layout" svg:width="2cm" svg:height="0.796cm" svg:x="5.3cm" svg:y="11.85cm" draw:corner-radius="0.2cm">
          <text:p text:style-name="P1"><text:span text:style-name="T1">MODE</text:span></text:p>
        </draw:rect>
        <draw:rect draw:style-name="gr2" draw:text-style-name="P2" draw:layer="layout" svg:width="1.3cm" svg:height="0.8cm" svg:x="6.9cm" svg:y="16.9cm" draw:corner-radius="0.2cm">
          <text:p text:style-name="P1"><text:span text:style-name="T2">MAN</text:span></text:p>
        </draw:rect>
        <draw:rect draw:style-name="gr2" draw:text-style-name="P2" draw:layer="layout" svg:width="1.3cm" svg:height="0.8cm" svg:x="5.7cm" svg:y="17.4cm" draw:corner-radius="0.2cm">
          <text:p text:style-name="P1"><text:span text:style-name="T2">TGT-</text:span></text:p>
        </draw:rect>
        <draw:rect draw:style-name="gr2" draw:text-style-name="P2" draw:layer="layout" svg:width="1.3cm" svg:height="0.8cm" svg:x="4.6cm" svg:y="16.9cm" draw:corner-radius="0.2cm">
          <text:p text:style-name="P1"><text:span text:style-name="T2">TGT+</text:span></text:p>
        </draw:rect>
        <draw:rect draw:style-name="gr2" draw:text-style-name="P2" draw:layer="layout" svg:width="1.3cm" svg:height="0.8cm" svg:x="3.8cm" svg:y="16.15cm" draw:corner-radius="0.2cm">
          <text:p text:style-name="P1"><text:span text:style-name="T2">RAD</text:span><text:span text:style-name="T1">-</text:span></text:p>
        </draw:rect>
        <draw:rect draw:style-name="gr2" draw:text-style-name="P2" draw:layer="layout" svg:width="1.2cm" svg:height="0.8cm" svg:x="3.55cm" svg:y="15.15cm" draw:corner-radius="0.2cm">
          <text:p text:style-name="P1"><text:span text:style-name="T2">RAD+</text:span></text:p>
        </draw:rect>
        <draw:rect draw:style-name="gr2" draw:text-style-name="P2" draw:layer="layout" svg:width="1.3cm" svg:height="0.8cm" svg:x="3.75cm" svg:y="14.2cm" draw:corner-radius="0.2cm">
          <text:p text:style-name="P1"><text:span text:style-name="T2">NRM</text:span><text:span text:style-name="T1">-</text:span></text:p>
        </draw:rect>
        <draw:rect draw:style-name="gr2" draw:text-style-name="P4" draw:layer="layout" svg:width="1.3cm" svg:height="0.8cm" svg:x="4.55cm" svg:y="13.3cm" draw:corner-radius="0.2cm">
          <text:p text:style-name="P1"><text:span text:style-name="T2">NRM+</text:span></text:p>
        </draw:rect>
        <draw:rect draw:style-name="gr2" draw:text-style-name="P4" draw:layer="layout" svg:width="1.15cm" svg:height="0.65cm" svg:x="5.75cm" svg:y="13.05cm" draw:corner-radius="0.2cm">
          <text:p text:style-name="P1"><text:span text:style-name="T2">RET</text:span></text:p>
        </draw:rect>
        <draw:rect draw:style-name="gr2" draw:text-style-name="P4" draw:layer="layout" svg:width="1.3cm" svg:height="0.8cm" svg:x="6.7cm" svg:y="13.25cm" draw:corner-radius="0.2cm">
          <text:p text:style-name="P1"><text:span text:style-name="T2">PRO</text:span></text:p>
        </draw:rect>
        <draw:circle draw:style-name="gr5" draw:text-style-name="P1" draw:layer="layout" svg:width="0.1cm" svg:height="0.1cm" svg:x="6.25cm" svg:y="15.502cm">
          <text:p/>
        </draw:circle>
        <draw:circle draw:style-name="gr5" draw:text-style-name="P1" draw:layer="layout" svg:width="0.1cm" svg:height="0.1cm" svg:x="2.45cm" svg:y="17.2cm">
          <text:p/>
        </draw:circle>
        <draw:circle draw:style-name="gr5" draw:text-style-name="P1" draw:layer="layout" svg:width="0.1cm" svg:height="0.1cm" svg:x="2.45cm" svg:y="13.8cm">
          <text:p/>
        </draw:circle>
        <draw:rect draw:style-name="gr2" draw:text-style-name="P4" draw:layer="layout" svg:width="1.15cm" svg:height="0.65cm" svg:x="1.95cm" svg:y="12.65cm" draw:corner-radius="0.2cm">
          <text:p text:style-name="P1"><text:span text:style-name="T2">ON</text:span></text:p>
        </draw:rect>
        <draw:rect draw:style-name="gr2" draw:text-style-name="P4" draw:layer="layout" svg:width="1.15cm" svg:height="0.65cm" svg:x="1.95cm" svg:y="14.35cm" draw:corner-radius="0.2cm">
          <text:p text:style-name="P1"><text:span text:style-name="T2">OFF</text:span></text:p>
        </draw:rect>
        <draw:circle draw:style-name="gr5" draw:text-style-name="P1" draw:layer="layout" svg:width="0.1cm" svg:height="0.1cm" svg:x="15.1cm" svg:y="7.95cm">
          <text:p/>
        </draw:circle>
        <draw:circle draw:style-name="gr5" draw:text-style-name="P1" draw:layer="layout" svg:width="0.1cm" svg:height="0.1cm" svg:x="15.1cm" svg:y="12.95cm">
          <text:p/>
        </draw:circle>
        <draw:circle draw:style-name="gr5" draw:text-style-name="P1" draw:layer="layout" svg:width="0.1cm" svg:height="0.1cm" svg:x="15.1cm" svg:y="17.95cm">
          <text:p/>
        </draw:circle>
      </draw:page>
      <draw:page draw:name="page6" draw:style-name="dp1" draw:master-page-name="Default">
        <draw:rect draw:style-name="gr14" draw:text-style-name="P1" draw:layer="layout" svg:width="24.5cm" svg:height="10.6cm" svg:x="0.5cm" svg:y="0.35cm">
          <text:p/>
        </draw:rect>
        <draw:circle draw:style-name="gr16" draw:text-style-name="P1" draw:layer="layout" svg:width="0.1cm" svg:height="0.1cm" svg:x="1.2cm" svg:y="3.8cm">
          <text:p/>
        </draw:circle>
        <draw:circle draw:style-name="gr16" draw:text-style-name="P1" draw:layer="layout" svg:width="0.1cm" svg:height="0.1cm" svg:x="1.2cm" svg:y="8.8cm">
          <text:p/>
        </draw:circle>
        <draw:rect draw:style-name="gr17" draw:text-style-name="P2" draw:layer="layout" svg:width="7.6cm" svg:height="0.8cm" svg:x="16.75cm" svg:y="0.8cm" draw:corner-radius="0.2cm">
          <text:p text:style-name="P1"><text:span text:style-name="T1">PRIMARY FLIGHT CONTROL</text:span></text:p>
        </draw:rect>
        <draw:rect draw:style-name="gr17" draw:text-style-name="P2" xml:id="id32" draw:id="id32" draw:layer="layout" svg:width="5.5cm" svg:height="0.8cm" svg:x="9.45cm" svg:y="1.9cm" draw:corner-radius="0.2cm">
          <text:p text:style-name="P1"><text:span text:style-name="T1">FLIGHT CONTROLS</text:span></text:p>
        </draw:rect>
        <draw:connector draw:style-name="gr18" draw:text-style-name="P3" draw:layer="layout" draw:line-skew="0.749cm" svg:x1="11.485cm" svg:y1="9.202cm" svg:x2="14.95cm" svg:y2="2.3cm" draw:end-shape="id32" draw:end-glue-point="1" svg:d="M11485 9202h4715v-6902h-1250">
          <text:p/>
        </draw:connector>
        <draw:rect draw:style-name="gr17" draw:text-style-name="P2" draw:layer="layout" svg:width="2.6cm" svg:height="0.8cm" svg:x="8.65cm" svg:y="3cm" draw:corner-radius="0.2cm">
          <text:p text:style-name="P1"><text:span text:style-name="T1">SENS</text:span></text:p>
        </draw:rect>
        <draw:rect draw:style-name="gr17" draw:text-style-name="P2" draw:layer="layout" svg:width="2cm" svg:height="0.796cm" svg:x="12.25cm" svg:y="3cm" draw:corner-radius="0.2cm">
          <text:p text:style-name="P1"><text:span text:style-name="T1">MODE</text:span></text:p>
        </draw:rect>
        <draw:rect draw:style-name="gr17" draw:text-style-name="P2" draw:layer="layout" svg:width="1.3cm" svg:height="0.8cm" svg:x="12.85cm" svg:y="7.85cm" draw:corner-radius="0.2cm">
          <text:p text:style-name="P1"><text:span text:style-name="T2">OFF</text:span></text:p>
        </draw:rect>
        <draw:rect draw:style-name="gr17" draw:text-style-name="P2" draw:layer="layout" svg:width="1.3cm" svg:height="0.8cm" svg:x="11.85cm" svg:y="7.2cm" draw:corner-radius="0.2cm">
          <text:p text:style-name="P1"><text:span text:style-name="T2">ORBIT</text:span></text:p>
        </draw:rect>
        <draw:rect draw:style-name="gr17" draw:text-style-name="P2" draw:layer="layout" svg:width="1.2cm" svg:height="0.8cm" svg:x="11.6cm" svg:y="6.1cm" draw:corner-radius="0.2cm">
          <text:p text:style-name="P1"><text:span text:style-name="T2">ATMOS</text:span></text:p>
        </draw:rect>
        <draw:rect draw:style-name="gr17" draw:text-style-name="P4" draw:layer="layout" svg:width="1.3cm" svg:height="0.8cm" svg:x="11.8cm" svg:y="5.05cm" draw:corner-radius="0.2cm">
          <text:p text:style-name="P1"><text:span text:style-name="T2">ROVER</text:span></text:p>
        </draw:rect>
        <draw:rect draw:style-name="gr17" draw:text-style-name="P4" draw:layer="layout" svg:width="1.3cm" svg:height="0.8cm" svg:x="12.8cm" svg:y="4.25cm" draw:corner-radius="0.2cm">
          <text:p text:style-name="P1"><text:span text:style-name="T2">EVA</text:span></text:p>
        </draw:rect>
        <draw:circle draw:style-name="gr16" draw:text-style-name="P1" draw:layer="layout" svg:width="0.1cm" svg:height="0.1cm" svg:x="14.5cm" svg:y="6.452cm">
          <text:p/>
        </draw:circle>
        <draw:circle draw:style-name="gr16" draw:text-style-name="P1" draw:layer="layout" svg:width="0.1cm" svg:height="0.1cm" svg:x="9.9cm" svg:y="6.377cm">
          <text:p/>
        </draw:circle>
        <draw:rect draw:style-name="gr17" draw:text-style-name="P4" draw:layer="layout" svg:width="1.15cm" svg:height="0.65cm" svg:x="9.4cm" svg:y="5cm" draw:corner-radius="0.2cm">
          <text:p text:style-name="P1"><text:span text:style-name="T2">FINE</text:span></text:p>
        </draw:rect>
        <draw:rect draw:style-name="gr17" draw:text-style-name="P4" draw:layer="layout" svg:width="1.15cm" svg:height="0.65cm" svg:x="9.4cm" svg:y="7.1cm" draw:corner-radius="0.2cm">
          <text:p text:style-name="P1"><text:span text:style-name="T2">NRM</text:span></text:p>
        </draw:rect>
        <draw:connector draw:style-name="gr18" draw:text-style-name="P3" draw:layer="layout" draw:line-skew="-0.649cm" svg:x1="11.486cm" svg:y1="9.202cm" svg:x2="9.45cm" svg:y2="2.3cm" draw:end-shape="id32" draw:end-glue-point="3" svg:d="M11486 9202h-3186v-6902h1150">
          <text:p/>
        </draw:connector>
        <draw:rect draw:style-name="gr17" draw:text-style-name="P2" draw:layer="layout" svg:width="1.85cm" svg:height="0.85cm" svg:x="20.75cm" svg:y="1.9cm" draw:corner-radius="0.2cm">
          <text:p text:style-name="P1"><text:span text:style-name="T1">THROTTLE</text:span></text:p>
        </draw:rect>
        <draw:rect draw:style-name="gr10" draw:text-style-name="P2" draw:layer="layout" svg:width="1.3cm" svg:height="0.8cm" svg:x="21.872cm" svg:y="7.848cm" draw:corner-radius="0.2cm">
          <text:p text:style-name="P1"><text:span text:style-name="T2">OFF</text:span></text:p>
        </draw:rect>
        <draw:rect draw:style-name="gr10" draw:text-style-name="P2" draw:layer="layout" svg:width="1.3cm" svg:height="0.8cm" svg:x="20.872cm" svg:y="7.198cm" draw:corner-radius="0.2cm">
          <text:p text:style-name="P1"><text:span text:style-name="T2">25%</text:span></text:p>
        </draw:rect>
        <draw:rect draw:style-name="gr10" draw:text-style-name="P2" draw:layer="layout" svg:width="1.2cm" svg:height="0.8cm" svg:x="20.622cm" svg:y="6.098cm" draw:corner-radius="0.2cm">
          <text:p text:style-name="P1"><text:span text:style-name="T2">50%</text:span></text:p>
        </draw:rect>
        <draw:rect draw:style-name="gr10" draw:text-style-name="P4" draw:layer="layout" svg:width="1.3cm" svg:height="0.8cm" svg:x="20.822cm" svg:y="5.048cm" draw:corner-radius="0.2cm">
          <text:p text:style-name="P1"><text:span text:style-name="T2">75%</text:span></text:p>
        </draw:rect>
        <draw:rect draw:style-name="gr10" draw:text-style-name="P4" draw:layer="layout" svg:width="1.3cm" svg:height="0.8cm" svg:x="21.822cm" svg:y="4.248cm" draw:corner-radius="0.2cm">
          <text:p text:style-name="P1"><text:span text:style-name="T2">100%</text:span></text:p>
        </draw:rect>
        <draw:circle draw:style-name="gr13" draw:text-style-name="P1" draw:layer="layout" svg:width="0.1cm" svg:height="0.1cm" svg:x="23.522cm" svg:y="6.45cm">
          <text:p/>
        </draw:circle>
        <draw:rect draw:style-name="gr17" draw:text-style-name="P2" draw:layer="layout" svg:width="2cm" svg:height="0.796cm" svg:x="3.6cm" svg:y="2cm" draw:corner-radius="0.2cm">
          <text:p text:style-name="P1"><text:span text:style-name="T1">ROTATION</text:span></text:p>
        </draw:rect>
      </draw:page>
      <draw:page draw:name="page7" draw:style-name="dp1" draw:master-page-name="Default">
        <draw:rect draw:style-name="gr14" draw:text-style-name="P1" draw:layer="layout" svg:width="15.4cm" svg:height="10.6cm" svg:x="0.5cm" svg:y="0.35cm">
          <text:p/>
        </draw:rect>
        <draw:circle draw:style-name="gr13" draw:text-style-name="P1" draw:layer="layout" svg:width="0.1cm" svg:height="0.1cm" svg:x="15.15cm" svg:y="3.8cm">
          <text:p/>
        </draw:circle>
        <draw:rect draw:style-name="gr10" draw:text-style-name="P2" xml:id="id33" draw:id="id33" draw:layer="layout" svg:width="2.95cm" svg:height="0.8cm" svg:x="3.275cm" svg:y="1.9cm" draw:corner-radius="0.2cm">
          <text:p text:style-name="P1"><text:span text:style-name="T1">STAGING</text:span></text:p>
        </draw:rect>
        <draw:connector draw:style-name="gr11" draw:text-style-name="P3" xml:id="id34" draw:id="id34" draw:layer="layout" draw:line-skew="-1.224cm" svg:x1="4.982cm" svg:y1="9.227cm" svg:x2="3.275cm" svg:y2="2.3cm" draw:end-shape="id33" draw:end-glue-point="3" svg:d="M4982 9227h-3432v-6927h1725">
          <text:p/>
        </draw:connector>
        <draw:connector draw:style-name="gr11" draw:text-style-name="P3" draw:layer="layout" draw:line-skew="1.874cm" svg:x1="4.982cm" svg:y1="9.227cm" svg:x2="6.225cm" svg:y2="2.3cm" draw:start-shape="id34" draw:start-glue-point="2" draw:end-shape="id33" draw:end-glue-point="1" svg:d="M4982 9227h3618v-6927h-2375">
          <text:p/>
        </draw:connector>
        <draw:rect draw:style-name="gr10" draw:text-style-name="P2" draw:layer="layout" svg:width="1.3cm" svg:height="0.8cm" svg:x="2.4cm" svg:y="3.098cm" draw:corner-radius="0.2cm">
          <text:p text:style-name="P1"><text:span text:style-name="T1">ARM</text:span></text:p>
        </draw:rect>
        <draw:circle draw:style-name="gr13" draw:text-style-name="P1" draw:layer="layout" svg:width="0.1cm" svg:height="0.1cm" svg:x="3cm" svg:y="7.048cm">
          <text:p/>
        </draw:circle>
        <draw:rect draw:style-name="gr10" draw:text-style-name="P2" draw:layer="layout" svg:width="1.3cm" svg:height="0.8cm" svg:x="5.8cm" svg:y="3.098cm" draw:corner-radius="0.2cm">
          <text:p text:style-name="P1"><text:span text:style-name="T1">STAGE</text:span></text:p>
        </draw:rect>
        <draw:circle draw:style-name="gr13" draw:text-style-name="P1" draw:layer="layout" svg:width="0.1cm" svg:height="0.1cm" svg:x="6.4cm" svg:y="7.048cm">
          <text:p/>
        </draw:circle>
        <draw:circle draw:style-name="gr13" draw:text-style-name="P1" draw:layer="layout" svg:width="0.1cm" svg:height="0.1cm" svg:x="15.15cm" svg:y="8.8cm">
          <text:p/>
        </draw:circle>
        <draw:rect draw:style-name="gr10" draw:text-style-name="P2" draw:layer="layout" svg:width="2cm" svg:height="0.796cm" svg:x="11cm" svg:y="1.9cm" draw:corner-radius="0.2cm">
          <text:p text:style-name="P1"><text:span text:style-name="T1">TRANSLATION</text:span></text:p>
        </draw:rect>
        <draw:rect draw:style-name="gr14" draw:text-style-name="P1" draw:layer="layout" svg:width="20cm" svg:height="5cm" svg:x="0.5cm" svg:y="12.85cm">
          <text:p/>
        </draw:rect>
        <draw:rect draw:style-name="gr17" draw:text-style-name="P2" draw:layer="layout" svg:width="2cm" svg:height="0.796cm" svg:x="3.521cm" svg:y="13.5cm" draw:corner-radius="0.2cm">
          <text:p text:style-name="P1"><text:span text:style-name="T1">POWER</text:span></text:p>
        </draw:rect>
        <draw:circle draw:style-name="gr13" draw:text-style-name="P1" draw:layer="layout" svg:width="0.1cm" svg:height="0.1cm" svg:x="2.922cm" svg:y="16.098cm">
          <text:p/>
        </draw:circle>
        <draw:rect draw:style-name="gr17" draw:text-style-name="P2" draw:layer="layout" svg:width="2cm" svg:height="0.796cm" svg:x="15.821cm" svg:y="13.5cm" draw:corner-radius="0.2cm">
          <text:p text:style-name="P1"><text:span text:style-name="T1">USB</text:span></text:p>
        </draw:rect>
        <draw:circle draw:style-name="gr13" draw:text-style-name="P1" draw:layer="layout" svg:width="0.1cm" svg:height="0.1cm" svg:x="5.922cm" svg:y="16.098cm">
          <text:p/>
        </draw:circle>
        <draw:rect draw:style-name="gr17" draw:text-style-name="P2" draw:layer="layout" svg:width="2cm" svg:height="0.796cm" svg:x="1.95cm" svg:y="14.2cm" draw:corner-radius="0.2cm">
          <text:p text:style-name="P1"><text:span text:style-name="T1">5V DC</text:span></text:p>
        </draw:rect>
        <draw:rect draw:style-name="gr17" draw:text-style-name="P2" draw:layer="layout" svg:width="2cm" svg:height="0.796cm" svg:x="4.95cm" svg:y="14.2cm" draw:corner-radius="0.2cm">
          <text:p text:style-name="P1"><text:span text:style-name="T1">2A</text:span></text:p>
        </draw:rect>
        <draw:circle draw:style-name="gr13" draw:text-style-name="P1" draw:layer="layout" svg:width="0.1cm" svg:height="0.1cm" svg:x="10.45cm" svg:y="15.3cm">
          <text:p/>
        </draw:circle>
        <draw:circle draw:style-name="gr16" draw:text-style-name="P1" draw:layer="layout" svg:width="0.1cm" svg:height="0.1cm" svg:x="1.2cm" svg:y="13.8cm">
          <text:p/>
        </draw:circle>
        <draw:circle draw:style-name="gr16" draw:text-style-name="P1" draw:layer="layout" svg:width="0.1cm" svg:height="0.1cm" svg:x="1.2cm" svg:y="16.8cm">
          <text:p/>
        </draw:circle>
        <draw:circle draw:style-name="gr16" draw:text-style-name="P1" draw:layer="layout" svg:width="0.1cm" svg:height="0.1cm" svg:x="19.7cm" svg:y="13.8cm">
          <text:p/>
        </draw:circle>
        <draw:circle draw:style-name="gr16" draw:text-style-name="P1" draw:layer="layout" svg:width="0.1cm" svg:height="0.1cm" svg:x="19.7cm" svg:y="16.8cm">
          <text:p/>
        </draw:circle>
      </draw:page>
      <draw:page draw:name="page8" draw:style-name="dp1" draw:master-page-name="Default">
        <draw:rect draw:style-name="gr14" draw:text-style-name="P1" draw:layer="layout" svg:width="20cm" svg:height="15.5cm" svg:x="0.5cm" svg:y="0.35cm">
          <text:p/>
        </draw:rect>
        <draw:rect draw:style-name="gr10" draw:text-style-name="P2" draw:layer="layout" svg:width="4.55cm" svg:height="0.8cm" svg:x="8.225cm" svg:y="1.1cm" draw:corner-radius="0.2cm">
          <text:p text:style-name="P1"><text:span text:style-name="T1">ATMOSPHERIC AUTOPILOT</text:span></text:p>
        </draw:rect>
        <draw:rect draw:style-name="gr10" draw:text-style-name="P2" draw:layer="layout" svg:width="2.6cm" svg:height="0.8cm" svg:x="1.912cm" svg:y="2.077cm" draw:corner-radius="0.2cm">
          <text:p text:style-name="P1"><text:span text:style-name="T1">POWER</text:span></text:p>
        </draw:rect>
        <draw:circle draw:style-name="gr13" draw:text-style-name="P1" draw:layer="layout" svg:width="0.1cm" svg:height="0.1cm" svg:x="2.575cm" svg:y="4.65cm">
          <text:p/>
        </draw:circle>
        <draw:rect draw:style-name="gr10" draw:text-style-name="P4" draw:layer="layout" svg:width="1.15cm" svg:height="0.65cm" svg:x="2.05cm" svg:y="3.45cm" draw:corner-radius="0.2cm">
          <text:p text:style-name="P1"><text:span text:style-name="T2">ON</text:span></text:p>
        </draw:rect>
        <draw:rect draw:style-name="gr10" draw:text-style-name="P4" draw:layer="layout" svg:width="1.15cm" svg:height="0.65cm" svg:x="2.05cm" svg:y="5.25cm" draw:corner-radius="0.2cm">
          <text:p text:style-name="P1"><text:span text:style-name="T2">OFF</text:span></text:p>
        </draw:rect>
        <draw:circle draw:style-name="gr13" draw:text-style-name="P1" draw:layer="layout" svg:width="0.1cm" svg:height="0.1cm" svg:x="1.2cm" svg:y="2.8cm">
          <text:p/>
        </draw:circle>
        <draw:circle draw:style-name="gr13" draw:text-style-name="P1" draw:layer="layout" svg:width="0.1cm" svg:height="0.1cm" svg:x="1.2cm" svg:y="7.8cm">
          <text:p/>
        </draw:circle>
        <draw:circle draw:style-name="gr13" draw:text-style-name="P1" draw:layer="layout" svg:width="0.1cm" svg:height="0.1cm" svg:x="1.2cm" svg:y="12.8cm">
          <text:p/>
        </draw:circle>
        <draw:rect draw:style-name="gr7" draw:text-style-name="P1" draw:layer="layout" svg:width="3cm" svg:height="1.4cm" svg:x="6.05cm" svg:y="2.95cm">
          <text:p/>
        </draw:rect>
        <draw:rect draw:style-name="gr7" draw:text-style-name="P1" draw:layer="layout" svg:width="3cm" svg:height="1.4cm" svg:x="11.1cm" svg:y="3cm">
          <text:p/>
        </draw:rect>
        <draw:rect draw:style-name="gr7" draw:text-style-name="P1" draw:layer="layout" svg:width="3cm" svg:height="1.4cm" svg:x="15.7cm" svg:y="3.0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5cm" fo:margin-bottom="0.3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 draw:fill-color="#50505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9T14:57:35.60</meta:creation-date>
    <dc:date>2016-08-02T23:53:16.91</dc:date>
    <meta:editing-duration>P1DT1H45M59S</meta:editing-duration>
    <meta:editing-cycles>32</meta:editing-cycles>
    <meta:generator>OpenOffice/4.1.2$Win32 OpenOffice.org_project/412m3$Build-9782</meta:generator>
    <meta:print-date>2016-05-14T22:38:42.91</meta:print-date>
    <meta:document-statistic meta:object-count="446"/>
  </office:meta>
</office:document-meta>
</file>